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118.59mm" svg:y="15.6mm">
            <loext:p draw:notify-on-update-of-ranges="data.A4:data.A4 data.A5:data.A105 data.B4:data.B4 data.B5:data.B105 data.C4:data.C4 data.C5:data.C105 data.D4:data.D4 data.D5:data.D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ite :</text:p>
          </table:table-cell>
          <table:table-cell office:value-type="string" calcext:value-type="string">
            <text:p>u_0 = E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all i &gt;= 1, u_i = (u_(i-1))(0**(i+1))1(0**i)1(0**(i+1))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office:value-type="float" office:value="253" calcext:value-type="float">
            <text:p>253</text:p>
          </table:table-cell>
        </table:table-row>
      </table:table>
      <table:table table:name="len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1(len)</text:p>
          </table:table-cell>
          <table:table-cell office:value-type="string" calcext:value-type="string">
            <text:p>d2(len)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2(len)(n) = 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8" calcext:value-type="float">
            <text:p>8</text:p>
          </table:table-cell>
          <table:table-cell table:formula="of:=[.C4]-[.C3]" office:value-type="float" office:value="3" calcext:value-type="float">
            <text:p>3</text:p>
          </table:table-cell>
          <table:table-cell table:formula="of:=3/2*[.A3]*[.A3]+13/2*[.A3]" office:value-type="float" office:value="0" calcext:value-type="float">
            <text:p>0</text:p>
          </table:table-cell>
          <table:table-cell/>
          <table:table-cell office:value-type="string" calcext:value-type="string">
            <text:p>d1(len)(n) = <text:s/>3n + 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5]-[.B4]" office:value-type="float" office:value="11" calcext:value-type="float">
            <text:p>11</text:p>
          </table:table-cell>
          <table:table-cell table:formula="of:=[.C5]-[.C4]" office:value-type="float" office:value="3" calcext:value-type="float">
            <text:p>3</text:p>
          </table:table-cell>
          <table:table-cell table:formula="of:=3/2*[.A4]*[.A4]+13/2*[.A4]" office:value-type="float" office:value="8" calcext:value-type="float">
            <text:p>8</text:p>
          </table:table-cell>
          <table:table-cell/>
          <table:table-cell office:value-type="string" calcext:value-type="string">
            <text:p>len(n) = 3/2*n**2 + 13/2*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6]-[.B5]" office:value-type="float" office:value="14" calcext:value-type="float">
            <text:p>14</text:p>
          </table:table-cell>
          <table:table-cell table:formula="of:=[.C6]-[.C5]" office:value-type="float" office:value="3" calcext:value-type="float">
            <text:p>3</text:p>
          </table:table-cell>
          <table:table-cell table:formula="of:=3/2*[.A5]*[.A5]+13/2*[.A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7]-[.B6]" office:value-type="float" office:value="17" calcext:value-type="float">
            <text:p>17</text:p>
          </table:table-cell>
          <table:table-cell table:formula="of:=[.C7]-[.C6]" office:value-type="float" office:value="3" calcext:value-type="float">
            <text:p>3</text:p>
          </table:table-cell>
          <table:table-cell table:formula="of:=3/2*[.A6]*[.A6]+13/2*[.A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formula="of:=3/2*[.A7]*[.A7]+13/2*[.A7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3" calcext:value-type="float">
            <text:p>3</text:p>
          </table:table-cell>
          <table:table-cell table:formula="of:=3/2*[.A8]*[.A8]+13/2*[.A8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[.B10]-[.B9]" office:value-type="float" office:value="26" calcext:value-type="float">
            <text:p>26</text:p>
          </table:table-cell>
          <table:table-cell table:formula="of:=[.C10]-[.C9]" office:value-type="float" office:value="3" calcext:value-type="float">
            <text:p>3</text:p>
          </table:table-cell>
          <table:table-cell table:formula="of:=3/2*[.A9]*[.A9]+13/2*[.A9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B11]-[.B10]" office:value-type="float" office:value="29" calcext:value-type="float">
            <text:p>29</text:p>
          </table:table-cell>
          <table:table-cell table:formula="of:=[.C11]-[.C10]" office:value-type="float" office:value="3" calcext:value-type="float">
            <text:p>3</text:p>
          </table:table-cell>
          <table:table-cell table:formula="of:=3/2*[.A10]*[.A10]+13/2*[.A10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B12]-[.B11]" office:value-type="float" office:value="32" calcext:value-type="float">
            <text:p>32</text:p>
          </table:table-cell>
          <table:table-cell table:formula="of:=[.C12]-[.C11]" office:value-type="float" office:value="3" calcext:value-type="float">
            <text:p>3</text:p>
          </table:table-cell>
          <table:table-cell table:formula="of:=3/2*[.A11]*[.A11]+13/2*[.A11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formula="of:=[.B13]-[.B12]" office:value-type="float" office:value="35" calcext:value-type="float">
            <text:p>35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3/2*[.A12]*[.A12]+13/2*[.A12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formula="of:=[.B14]-[.B13]" office:value-type="float" office:value="38" calcext:value-type="float">
            <text:p>38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3/2*[.A13]*[.A13]+13/2*[.A13]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table:formula="of:=[.B15]-[.B14]" office:value-type="float" office:value="41" calcext:value-type="float">
            <text:p>41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3/2*[.A14]*[.A14]+13/2*[.A14]"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formula="of:=[.B16]-[.B15]" office:value-type="float" office:value="44" calcext:value-type="float">
            <text:p>44</text:p>
          </table:table-cell>
          <table:table-cell table:formula="of:=[.C16]-[.C15]" office:value-type="float" office:value="3" calcext:value-type="float">
            <text:p>3</text:p>
          </table:table-cell>
          <table:table-cell table:formula="of:=3/2*[.A15]*[.A15]+13/2*[.A15]"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formula="of:=[.B17]-[.B16]" office:value-type="float" office:value="47" calcext:value-type="float">
            <text:p>47</text:p>
          </table:table-cell>
          <table:table-cell table:formula="of:=[.C17]-[.C16]" office:value-type="float" office:value="3" calcext:value-type="float">
            <text:p>3</text:p>
          </table:table-cell>
          <table:table-cell table:formula="of:=3/2*[.A16]*[.A16]+13/2*[.A16]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formula="of:=[.B18]-[.B17]" office:value-type="float" office:value="50" calcext:value-type="float">
            <text:p>5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3/2*[.A17]*[.A17]+13/2*[.A17]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table:formula="of:=[.B19]-[.B18]" office:value-type="float" office:value="53" calcext:value-type="float">
            <text:p>53</text:p>
          </table:table-cell>
          <table:table-cell table:formula="of:=[.C19]-[.C18]" office:value-type="float" office:value="3" calcext:value-type="float">
            <text:p>3</text:p>
          </table:table-cell>
          <table:table-cell table:formula="of:=3/2*[.A18]*[.A18]+13/2*[.A18]"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table:formula="of:=[.B20]-[.B19]" office:value-type="float" office:value="56" calcext:value-type="float">
            <text:p>56</text:p>
          </table:table-cell>
          <table:table-cell table:formula="of:=[.C20]-[.C19]" office:value-type="float" office:value="3" calcext:value-type="float">
            <text:p>3</text:p>
          </table:table-cell>
          <table:table-cell table:formula="of:=3/2*[.A19]*[.A19]+13/2*[.A19]"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table:formula="of:=[.B21]-[.B20]" office:value-type="float" office:value="59" calcext:value-type="float">
            <text:p>59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3/2*[.A20]*[.A20]+13/2*[.A20]"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formula="of:=[.B22]-[.B21]" office:value-type="float" office:value="62" calcext:value-type="float">
            <text:p>62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3/2*[.A21]*[.A21]+13/2*[.A21]"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table:formula="of:=[.B23]-[.B22]" office:value-type="float" office:value="65" calcext:value-type="float">
            <text:p>65</text:p>
          </table:table-cell>
          <table:table-cell table:formula="of:=[.C23]-[.C22]" office:value-type="float" office:value="3" calcext:value-type="float">
            <text:p>3</text:p>
          </table:table-cell>
          <table:table-cell table:formula="of:=3/2*[.A22]*[.A22]+13/2*[.A22]"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table:formula="of:=[.B24]-[.B23]" office:value-type="float" office:value="68" calcext:value-type="float">
            <text:p>68</text:p>
          </table:table-cell>
          <table:table-cell table:formula="of:=[.C24]-[.C23]" office:value-type="float" office:value="3" calcext:value-type="float">
            <text:p>3</text:p>
          </table:table-cell>
          <table:table-cell table:formula="of:=3/2*[.A23]*[.A23]+13/2*[.A23]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table:formula="of:=[.B25]-[.B24]" office:value-type="float" office:value="71" calcext:value-type="float">
            <text:p>71</text:p>
          </table:table-cell>
          <table:table-cell table:formula="of:=[.C25]-[.C24]" office:value-type="float" office:value="3" calcext:value-type="float">
            <text:p>3</text:p>
          </table:table-cell>
          <table:table-cell table:formula="of:=3/2*[.A24]*[.A24]+13/2*[.A24]"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table:formula="of:=[.B26]-[.B25]" office:value-type="float" office:value="74" calcext:value-type="float">
            <text:p>74</text:p>
          </table:table-cell>
          <table:table-cell table:formula="of:=[.C26]-[.C25]" office:value-type="float" office:value="3" calcext:value-type="float">
            <text:p>3</text:p>
          </table:table-cell>
          <table:table-cell table:formula="of:=3/2*[.A25]*[.A25]+13/2*[.A25]"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table:formula="of:=[.B27]-[.B26]" office:value-type="float" office:value="77" calcext:value-type="float">
            <text:p>77</text:p>
          </table:table-cell>
          <table:table-cell table:formula="of:=[.C27]-[.C26]" office:value-type="float" office:value="3" calcext:value-type="float">
            <text:p>3</text:p>
          </table:table-cell>
          <table:table-cell table:formula="of:=3/2*[.A26]*[.A26]+13/2*[.A26]"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table:formula="of:=[.B28]-[.B27]" office:value-type="float" office:value="80" calcext:value-type="float">
            <text:p>80</text:p>
          </table:table-cell>
          <table:table-cell table:formula="of:=[.C28]-[.C27]" office:value-type="float" office:value="3" calcext:value-type="float">
            <text:p>3</text:p>
          </table:table-cell>
          <table:table-cell table:formula="of:=3/2*[.A27]*[.A27]+13/2*[.A27]"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table:formula="of:=[.B29]-[.B28]" office:value-type="float" office:value="83" calcext:value-type="float">
            <text:p>83</text:p>
          </table:table-cell>
          <table:table-cell table:formula="of:=[.C29]-[.C28]" office:value-type="float" office:value="3" calcext:value-type="float">
            <text:p>3</text:p>
          </table:table-cell>
          <table:table-cell table:formula="of:=3/2*[.A28]*[.A28]+13/2*[.A28]"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table:formula="of:=[.B30]-[.B29]" office:value-type="float" office:value="86" calcext:value-type="float">
            <text:p>86</text:p>
          </table:table-cell>
          <table:table-cell table:formula="of:=[.C30]-[.C29]" office:value-type="float" office:value="3" calcext:value-type="float">
            <text:p>3</text:p>
          </table:table-cell>
          <table:table-cell table:formula="of:=3/2*[.A29]*[.A29]+13/2*[.A29]" office:value-type="float" office:value="1183" calcext:value-type="float">
            <text:p>11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table:formula="of:=[.B31]-[.B30]" office:value-type="float" office:value="89" calcext:value-type="float">
            <text:p>89</text:p>
          </table:table-cell>
          <table:table-cell table:formula="of:=[.C31]-[.C30]" office:value-type="float" office:value="3" calcext:value-type="float">
            <text:p>3</text:p>
          </table:table-cell>
          <table:table-cell table:formula="of:=3/2*[.A30]*[.A30]+13/2*[.A30]"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table:formula="of:=[.B32]-[.B31]" office:value-type="float" office:value="92" calcext:value-type="float">
            <text:p>92</text:p>
          </table:table-cell>
          <table:table-cell table:formula="of:=[.C32]-[.C31]" office:value-type="float" office:value="3" calcext:value-type="float">
            <text:p>3</text:p>
          </table:table-cell>
          <table:table-cell table:formula="of:=3/2*[.A31]*[.A31]+13/2*[.A31]"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table:formula="of:=[.B33]-[.B32]" office:value-type="float" office:value="95" calcext:value-type="float">
            <text:p>95</text:p>
          </table:table-cell>
          <table:table-cell table:formula="of:=[.C33]-[.C32]" office:value-type="float" office:value="3" calcext:value-type="float">
            <text:p>3</text:p>
          </table:table-cell>
          <table:table-cell table:formula="of:=3/2*[.A32]*[.A32]+13/2*[.A32]"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table:formula="of:=[.B34]-[.B33]" office:value-type="float" office:value="98" calcext:value-type="float">
            <text:p>98</text:p>
          </table:table-cell>
          <table:table-cell table:formula="of:=[.C34]-[.C33]" office:value-type="float" office:value="3" calcext:value-type="float">
            <text:p>3</text:p>
          </table:table-cell>
          <table:table-cell table:formula="of:=3/2*[.A33]*[.A33]+13/2*[.A33]"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table:formula="of:=[.B35]-[.B34]" office:value-type="float" office:value="101" calcext:value-type="float">
            <text:p>101</text:p>
          </table:table-cell>
          <table:table-cell table:formula="of:=[.C35]-[.C34]" office:value-type="float" office:value="3" calcext:value-type="float">
            <text:p>3</text:p>
          </table:table-cell>
          <table:table-cell table:formula="of:=3/2*[.A34]*[.A34]+13/2*[.A34]"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table:formula="of:=[.B36]-[.B35]" office:value-type="float" office:value="104" calcext:value-type="float">
            <text:p>104</text:p>
          </table:table-cell>
          <table:table-cell table:formula="of:=[.C36]-[.C35]" office:value-type="float" office:value="3" calcext:value-type="float">
            <text:p>3</text:p>
          </table:table-cell>
          <table:table-cell table:formula="of:=3/2*[.A35]*[.A35]+13/2*[.A35]"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table:formula="of:=[.B37]-[.B36]" office:value-type="float" office:value="107" calcext:value-type="float">
            <text:p>107</text:p>
          </table:table-cell>
          <table:table-cell table:formula="of:=[.C37]-[.C36]" office:value-type="float" office:value="3" calcext:value-type="float">
            <text:p>3</text:p>
          </table:table-cell>
          <table:table-cell table:formula="of:=3/2*[.A36]*[.A36]+13/2*[.A36]"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table:formula="of:=[.B38]-[.B37]" office:value-type="float" office:value="110" calcext:value-type="float">
            <text:p>110</text:p>
          </table:table-cell>
          <table:table-cell table:formula="of:=[.C38]-[.C37]" office:value-type="float" office:value="3" calcext:value-type="float">
            <text:p>3</text:p>
          </table:table-cell>
          <table:table-cell table:formula="of:=3/2*[.A37]*[.A37]+13/2*[.A37]"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table:formula="of:=[.B39]-[.B38]" office:value-type="float" office:value="113" calcext:value-type="float">
            <text:p>113</text:p>
          </table:table-cell>
          <table:table-cell table:formula="of:=[.C39]-[.C38]" office:value-type="float" office:value="3" calcext:value-type="float">
            <text:p>3</text:p>
          </table:table-cell>
          <table:table-cell table:formula="of:=3/2*[.A38]*[.A38]+13/2*[.A38]"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table:formula="of:=[.B40]-[.B39]" office:value-type="float" office:value="116" calcext:value-type="float">
            <text:p>116</text:p>
          </table:table-cell>
          <table:table-cell table:formula="of:=[.C40]-[.C39]" office:value-type="float" office:value="3" calcext:value-type="float">
            <text:p>3</text:p>
          </table:table-cell>
          <table:table-cell table:formula="of:=3/2*[.A39]*[.A39]+13/2*[.A39]"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table:formula="of:=[.B41]-[.B40]" office:value-type="float" office:value="119" calcext:value-type="float">
            <text:p>119</text:p>
          </table:table-cell>
          <table:table-cell table:formula="of:=[.C41]-[.C40]" office:value-type="float" office:value="3" calcext:value-type="float">
            <text:p>3</text:p>
          </table:table-cell>
          <table:table-cell table:formula="of:=3/2*[.A40]*[.A40]+13/2*[.A40]" office:value-type="float" office:value="2294" calcext:value-type="float">
            <text:p>229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table:formula="of:=[.B42]-[.B41]" office:value-type="float" office:value="122" calcext:value-type="float">
            <text:p>122</text:p>
          </table:table-cell>
          <table:table-cell table:formula="of:=[.C42]-[.C41]" office:value-type="float" office:value="3" calcext:value-type="float">
            <text:p>3</text:p>
          </table:table-cell>
          <table:table-cell table:formula="of:=3/2*[.A41]*[.A41]+13/2*[.A41]" office:value-type="float" office:value="2413" calcext:value-type="float">
            <text:p>24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table:formula="of:=[.B43]-[.B42]" office:value-type="float" office:value="125" calcext:value-type="float">
            <text:p>125</text:p>
          </table:table-cell>
          <table:table-cell table:formula="of:=[.C43]-[.C42]" office:value-type="float" office:value="3" calcext:value-type="float">
            <text:p>3</text:p>
          </table:table-cell>
          <table:table-cell table:formula="of:=3/2*[.A42]*[.A42]+13/2*[.A42]"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table:formula="of:=[.B44]-[.B43]" office:value-type="float" office:value="128" calcext:value-type="float">
            <text:p>128</text:p>
          </table:table-cell>
          <table:table-cell table:formula="of:=[.C44]-[.C43]" office:value-type="float" office:value="3" calcext:value-type="float">
            <text:p>3</text:p>
          </table:table-cell>
          <table:table-cell table:formula="of:=3/2*[.A43]*[.A43]+13/2*[.A43]" office:value-type="float" office:value="2660" calcext:value-type="float">
            <text:p>266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table:formula="of:=[.B45]-[.B44]" office:value-type="float" office:value="131" calcext:value-type="float">
            <text:p>131</text:p>
          </table:table-cell>
          <table:table-cell table:formula="of:=[.C45]-[.C44]" office:value-type="float" office:value="3" calcext:value-type="float">
            <text:p>3</text:p>
          </table:table-cell>
          <table:table-cell table:formula="of:=3/2*[.A44]*[.A44]+13/2*[.A44]" office:value-type="float" office:value="2788" calcext:value-type="float">
            <text:p>278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table:formula="of:=[.B46]-[.B45]" office:value-type="float" office:value="134" calcext:value-type="float">
            <text:p>134</text:p>
          </table:table-cell>
          <table:table-cell table:formula="of:=[.C46]-[.C45]" office:value-type="float" office:value="3" calcext:value-type="float">
            <text:p>3</text:p>
          </table:table-cell>
          <table:table-cell table:formula="of:=3/2*[.A45]*[.A45]+13/2*[.A45]"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table:formula="of:=[.B47]-[.B46]" office:value-type="float" office:value="137" calcext:value-type="float">
            <text:p>137</text:p>
          </table:table-cell>
          <table:table-cell table:formula="of:=[.C47]-[.C46]" office:value-type="float" office:value="3" calcext:value-type="float">
            <text:p>3</text:p>
          </table:table-cell>
          <table:table-cell table:formula="of:=3/2*[.A46]*[.A46]+13/2*[.A46]"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table:formula="of:=[.B48]-[.B47]" office:value-type="float" office:value="140" calcext:value-type="float">
            <text:p>140</text:p>
          </table:table-cell>
          <table:table-cell table:formula="of:=[.C48]-[.C47]" office:value-type="float" office:value="3" calcext:value-type="float">
            <text:p>3</text:p>
          </table:table-cell>
          <table:table-cell table:formula="of:=3/2*[.A47]*[.A47]+13/2*[.A47]"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table:formula="of:=[.B49]-[.B48]" office:value-type="float" office:value="143" calcext:value-type="float">
            <text:p>143</text:p>
          </table:table-cell>
          <table:table-cell table:formula="of:=[.C49]-[.C48]" office:value-type="float" office:value="3" calcext:value-type="float">
            <text:p>3</text:p>
          </table:table-cell>
          <table:table-cell table:formula="of:=3/2*[.A48]*[.A48]+13/2*[.A48]"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table:formula="of:=[.B50]-[.B49]" office:value-type="float" office:value="146" calcext:value-type="float">
            <text:p>146</text:p>
          </table:table-cell>
          <table:table-cell table:formula="of:=[.C50]-[.C49]" office:value-type="float" office:value="3" calcext:value-type="float">
            <text:p>3</text:p>
          </table:table-cell>
          <table:table-cell table:formula="of:=3/2*[.A49]*[.A49]+13/2*[.A49]"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table:formula="of:=[.B51]-[.B50]" office:value-type="float" office:value="149" calcext:value-type="float">
            <text:p>149</text:p>
          </table:table-cell>
          <table:table-cell table:formula="of:=[.C51]-[.C50]" office:value-type="float" office:value="3" calcext:value-type="float">
            <text:p>3</text:p>
          </table:table-cell>
          <table:table-cell table:formula="of:=3/2*[.A50]*[.A50]+13/2*[.A50]"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table:formula="of:=[.B52]-[.B51]" office:value-type="float" office:value="152" calcext:value-type="float">
            <text:p>152</text:p>
          </table:table-cell>
          <table:table-cell table:formula="of:=[.C52]-[.C51]" office:value-type="float" office:value="3" calcext:value-type="float">
            <text:p>3</text:p>
          </table:table-cell>
          <table:table-cell table:formula="of:=3/2*[.A51]*[.A51]+13/2*[.A51]"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table:formula="of:=[.B53]-[.B52]" office:value-type="float" office:value="155" calcext:value-type="float">
            <text:p>155</text:p>
          </table:table-cell>
          <table:table-cell table:formula="of:=[.C53]-[.C52]" office:value-type="float" office:value="3" calcext:value-type="float">
            <text:p>3</text:p>
          </table:table-cell>
          <table:table-cell table:formula="of:=3/2*[.A52]*[.A52]+13/2*[.A52]"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table:formula="of:=[.B54]-[.B53]" office:value-type="float" office:value="158" calcext:value-type="float">
            <text:p>158</text:p>
          </table:table-cell>
          <table:table-cell table:formula="of:=[.C54]-[.C53]" office:value-type="float" office:value="3" calcext:value-type="float">
            <text:p>3</text:p>
          </table:table-cell>
          <table:table-cell table:formula="of:=3/2*[.A53]*[.A53]+13/2*[.A53]"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table:formula="of:=[.B55]-[.B54]" office:value-type="float" office:value="161" calcext:value-type="float">
            <text:p>161</text:p>
          </table:table-cell>
          <table:table-cell table:formula="of:=[.C55]-[.C54]" office:value-type="float" office:value="3" calcext:value-type="float">
            <text:p>3</text:p>
          </table:table-cell>
          <table:table-cell table:formula="of:=3/2*[.A54]*[.A54]+13/2*[.A54]" office:value-type="float" office:value="4233" calcext:value-type="float">
            <text:p>42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table:formula="of:=[.B56]-[.B55]" office:value-type="float" office:value="164" calcext:value-type="float">
            <text:p>164</text:p>
          </table:table-cell>
          <table:table-cell table:formula="of:=[.C56]-[.C55]" office:value-type="float" office:value="3" calcext:value-type="float">
            <text:p>3</text:p>
          </table:table-cell>
          <table:table-cell table:formula="of:=3/2*[.A55]*[.A55]+13/2*[.A55]" office:value-type="float" office:value="4394" calcext:value-type="float">
            <text:p>439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table:formula="of:=[.B57]-[.B56]" office:value-type="float" office:value="167" calcext:value-type="float">
            <text:p>167</text:p>
          </table:table-cell>
          <table:table-cell table:formula="of:=[.C57]-[.C56]" office:value-type="float" office:value="3" calcext:value-type="float">
            <text:p>3</text:p>
          </table:table-cell>
          <table:table-cell table:formula="of:=3/2*[.A56]*[.A56]+13/2*[.A56]" office:value-type="float" office:value="4558" calcext:value-type="float">
            <text:p>455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table:formula="of:=[.B58]-[.B57]" office:value-type="float" office:value="170" calcext:value-type="float">
            <text:p>170</text:p>
          </table:table-cell>
          <table:table-cell table:formula="of:=[.C58]-[.C57]" office:value-type="float" office:value="3" calcext:value-type="float">
            <text:p>3</text:p>
          </table:table-cell>
          <table:table-cell table:formula="of:=3/2*[.A57]*[.A57]+13/2*[.A57]" office:value-type="float" office:value="4725" calcext:value-type="float">
            <text:p>472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table:formula="of:=[.B59]-[.B58]" office:value-type="float" office:value="173" calcext:value-type="float">
            <text:p>173</text:p>
          </table:table-cell>
          <table:table-cell table:formula="of:=[.C59]-[.C58]" office:value-type="float" office:value="3" calcext:value-type="float">
            <text:p>3</text:p>
          </table:table-cell>
          <table:table-cell table:formula="of:=3/2*[.A58]*[.A58]+13/2*[.A58]" office:value-type="float" office:value="4895" calcext:value-type="float">
            <text:p>489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table:formula="of:=[.B60]-[.B59]" office:value-type="float" office:value="176" calcext:value-type="float">
            <text:p>176</text:p>
          </table:table-cell>
          <table:table-cell table:formula="of:=[.C60]-[.C59]" office:value-type="float" office:value="3" calcext:value-type="float">
            <text:p>3</text:p>
          </table:table-cell>
          <table:table-cell table:formula="of:=3/2*[.A59]*[.A59]+13/2*[.A59]" office:value-type="float" office:value="5068" calcext:value-type="float">
            <text:p>506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table:formula="of:=[.B61]-[.B60]" office:value-type="float" office:value="179" calcext:value-type="float">
            <text:p>179</text:p>
          </table:table-cell>
          <table:table-cell table:formula="of:=[.C61]-[.C60]" office:value-type="float" office:value="3" calcext:value-type="float">
            <text:p>3</text:p>
          </table:table-cell>
          <table:table-cell table:formula="of:=3/2*[.A60]*[.A60]+13/2*[.A60]" office:value-type="float" office:value="5244" calcext:value-type="float">
            <text:p>524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table:formula="of:=[.B62]-[.B61]" office:value-type="float" office:value="182" calcext:value-type="float">
            <text:p>182</text:p>
          </table:table-cell>
          <table:table-cell table:formula="of:=[.C62]-[.C61]" office:value-type="float" office:value="3" calcext:value-type="float">
            <text:p>3</text:p>
          </table:table-cell>
          <table:table-cell table:formula="of:=3/2*[.A61]*[.A61]+13/2*[.A61]" office:value-type="float" office:value="5423" calcext:value-type="float">
            <text:p>542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table:formula="of:=[.B63]-[.B62]" office:value-type="float" office:value="185" calcext:value-type="float">
            <text:p>185</text:p>
          </table:table-cell>
          <table:table-cell table:formula="of:=[.C63]-[.C62]" office:value-type="float" office:value="3" calcext:value-type="float">
            <text:p>3</text:p>
          </table:table-cell>
          <table:table-cell table:formula="of:=3/2*[.A62]*[.A62]+13/2*[.A62]" office:value-type="float" office:value="5605" calcext:value-type="float">
            <text:p>56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table:formula="of:=[.B64]-[.B63]" office:value-type="float" office:value="188" calcext:value-type="float">
            <text:p>188</text:p>
          </table:table-cell>
          <table:table-cell table:formula="of:=[.C64]-[.C63]" office:value-type="float" office:value="3" calcext:value-type="float">
            <text:p>3</text:p>
          </table:table-cell>
          <table:table-cell table:formula="of:=3/2*[.A63]*[.A63]+13/2*[.A63]" office:value-type="float" office:value="5790" calcext:value-type="float">
            <text:p>579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table:formula="of:=[.B65]-[.B64]" office:value-type="float" office:value="191" calcext:value-type="float">
            <text:p>191</text:p>
          </table:table-cell>
          <table:table-cell table:formula="of:=[.C65]-[.C64]" office:value-type="float" office:value="3" calcext:value-type="float">
            <text:p>3</text:p>
          </table:table-cell>
          <table:table-cell table:formula="of:=3/2*[.A64]*[.A64]+13/2*[.A64]" office:value-type="float" office:value="5978" calcext:value-type="float">
            <text:p>597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table:formula="of:=[.B66]-[.B65]" office:value-type="float" office:value="194" calcext:value-type="float">
            <text:p>194</text:p>
          </table:table-cell>
          <table:table-cell table:formula="of:=[.C66]-[.C65]" office:value-type="float" office:value="3" calcext:value-type="float">
            <text:p>3</text:p>
          </table:table-cell>
          <table:table-cell table:formula="of:=3/2*[.A65]*[.A65]+13/2*[.A65]" office:value-type="float" office:value="6169" calcext:value-type="float">
            <text:p>616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table:formula="of:=[.B67]-[.B66]" office:value-type="float" office:value="197" calcext:value-type="float">
            <text:p>197</text:p>
          </table:table-cell>
          <table:table-cell table:formula="of:=[.C67]-[.C66]" office:value-type="float" office:value="3" calcext:value-type="float">
            <text:p>3</text:p>
          </table:table-cell>
          <table:table-cell table:formula="of:=3/2*[.A66]*[.A66]+13/2*[.A66]"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table:formula="of:=[.B68]-[.B67]" office:value-type="float" office:value="200" calcext:value-type="float">
            <text:p>200</text:p>
          </table:table-cell>
          <table:table-cell table:formula="of:=[.C68]-[.C67]" office:value-type="float" office:value="3" calcext:value-type="float">
            <text:p>3</text:p>
          </table:table-cell>
          <table:table-cell table:formula="of:=3/2*[.A67]*[.A67]+13/2*[.A67]"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table:formula="of:=[.B69]-[.B68]" office:value-type="float" office:value="203" calcext:value-type="float">
            <text:p>203</text:p>
          </table:table-cell>
          <table:table-cell table:formula="of:=[.C69]-[.C68]" office:value-type="float" office:value="3" calcext:value-type="float">
            <text:p>3</text:p>
          </table:table-cell>
          <table:table-cell table:formula="of:=3/2*[.A68]*[.A68]+13/2*[.A68]" office:value-type="float" office:value="6760" calcext:value-type="float">
            <text:p>676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table:formula="of:=[.B70]-[.B69]" office:value-type="float" office:value="206" calcext:value-type="float">
            <text:p>206</text:p>
          </table:table-cell>
          <table:table-cell table:formula="of:=[.C70]-[.C69]" office:value-type="float" office:value="3" calcext:value-type="float">
            <text:p>3</text:p>
          </table:table-cell>
          <table:table-cell table:formula="of:=3/2*[.A69]*[.A69]+13/2*[.A69]" office:value-type="float" office:value="6963" calcext:value-type="float">
            <text:p>696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table:formula="of:=[.B71]-[.B70]" office:value-type="float" office:value="209" calcext:value-type="float">
            <text:p>209</text:p>
          </table:table-cell>
          <table:table-cell table:formula="of:=[.C71]-[.C70]" office:value-type="float" office:value="3" calcext:value-type="float">
            <text:p>3</text:p>
          </table:table-cell>
          <table:table-cell table:formula="of:=3/2*[.A70]*[.A70]+13/2*[.A70]" office:value-type="float" office:value="7169" calcext:value-type="float">
            <text:p>716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table:formula="of:=[.B72]-[.B71]" office:value-type="float" office:value="212" calcext:value-type="float">
            <text:p>212</text:p>
          </table:table-cell>
          <table:table-cell table:formula="of:=[.C72]-[.C71]" office:value-type="float" office:value="3" calcext:value-type="float">
            <text:p>3</text:p>
          </table:table-cell>
          <table:table-cell table:formula="of:=3/2*[.A71]*[.A71]+13/2*[.A71]" office:value-type="float" office:value="7378" calcext:value-type="float">
            <text:p>737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table:formula="of:=[.B73]-[.B72]" office:value-type="float" office:value="215" calcext:value-type="float">
            <text:p>215</text:p>
          </table:table-cell>
          <table:table-cell table:formula="of:=[.C73]-[.C72]" office:value-type="float" office:value="3" calcext:value-type="float">
            <text:p>3</text:p>
          </table:table-cell>
          <table:table-cell table:formula="of:=3/2*[.A72]*[.A72]+13/2*[.A72]" office:value-type="float" office:value="7590" calcext:value-type="float">
            <text:p>759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table:formula="of:=[.B74]-[.B73]" office:value-type="float" office:value="218" calcext:value-type="float">
            <text:p>218</text:p>
          </table:table-cell>
          <table:table-cell table:formula="of:=[.C74]-[.C73]" office:value-type="float" office:value="3" calcext:value-type="float">
            <text:p>3</text:p>
          </table:table-cell>
          <table:table-cell table:formula="of:=3/2*[.A73]*[.A73]+13/2*[.A73]" office:value-type="float" office:value="7805" calcext:value-type="float">
            <text:p>780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table:formula="of:=[.B75]-[.B74]" office:value-type="float" office:value="221" calcext:value-type="float">
            <text:p>221</text:p>
          </table:table-cell>
          <table:table-cell table:formula="of:=[.C75]-[.C74]" office:value-type="float" office:value="3" calcext:value-type="float">
            <text:p>3</text:p>
          </table:table-cell>
          <table:table-cell table:formula="of:=3/2*[.A74]*[.A74]+13/2*[.A74]" office:value-type="float" office:value="8023" calcext:value-type="float">
            <text:p>80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table:formula="of:=[.B76]-[.B75]" office:value-type="float" office:value="224" calcext:value-type="float">
            <text:p>224</text:p>
          </table:table-cell>
          <table:table-cell table:formula="of:=[.C76]-[.C75]" office:value-type="float" office:value="3" calcext:value-type="float">
            <text:p>3</text:p>
          </table:table-cell>
          <table:table-cell table:formula="of:=3/2*[.A75]*[.A75]+13/2*[.A75]" office:value-type="float" office:value="8244" calcext:value-type="float">
            <text:p>824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table:formula="of:=[.B77]-[.B76]" office:value-type="float" office:value="227" calcext:value-type="float">
            <text:p>227</text:p>
          </table:table-cell>
          <table:table-cell table:formula="of:=[.C77]-[.C76]" office:value-type="float" office:value="3" calcext:value-type="float">
            <text:p>3</text:p>
          </table:table-cell>
          <table:table-cell table:formula="of:=3/2*[.A76]*[.A76]+13/2*[.A76]" office:value-type="float" office:value="8468" calcext:value-type="float">
            <text:p>846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table:formula="of:=[.B78]-[.B77]" office:value-type="float" office:value="230" calcext:value-type="float">
            <text:p>230</text:p>
          </table:table-cell>
          <table:table-cell table:formula="of:=[.C78]-[.C77]" office:value-type="float" office:value="3" calcext:value-type="float">
            <text:p>3</text:p>
          </table:table-cell>
          <table:table-cell table:formula="of:=3/2*[.A77]*[.A77]+13/2*[.A77]" office:value-type="float" office:value="8695" calcext:value-type="float">
            <text:p>86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table:formula="of:=[.B79]-[.B78]" office:value-type="float" office:value="233" calcext:value-type="float">
            <text:p>233</text:p>
          </table:table-cell>
          <table:table-cell table:formula="of:=[.C79]-[.C78]" office:value-type="float" office:value="3" calcext:value-type="float">
            <text:p>3</text:p>
          </table:table-cell>
          <table:table-cell table:formula="of:=3/2*[.A78]*[.A78]+13/2*[.A78]" office:value-type="float" office:value="8925" calcext:value-type="float">
            <text:p>89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table:formula="of:=[.B80]-[.B79]" office:value-type="float" office:value="236" calcext:value-type="float">
            <text:p>236</text:p>
          </table:table-cell>
          <table:table-cell table:formula="of:=[.C80]-[.C79]" office:value-type="float" office:value="3" calcext:value-type="float">
            <text:p>3</text:p>
          </table:table-cell>
          <table:table-cell table:formula="of:=3/2*[.A79]*[.A79]+13/2*[.A79]" office:value-type="float" office:value="9158" calcext:value-type="float">
            <text:p>915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table:formula="of:=[.B81]-[.B80]" office:value-type="float" office:value="239" calcext:value-type="float">
            <text:p>239</text:p>
          </table:table-cell>
          <table:table-cell table:formula="of:=[.C81]-[.C80]" office:value-type="float" office:value="3" calcext:value-type="float">
            <text:p>3</text:p>
          </table:table-cell>
          <table:table-cell table:formula="of:=3/2*[.A80]*[.A80]+13/2*[.A80]" office:value-type="float" office:value="9394" calcext:value-type="float">
            <text:p>939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table:formula="of:=[.B82]-[.B81]" office:value-type="float" office:value="242" calcext:value-type="float">
            <text:p>242</text:p>
          </table:table-cell>
          <table:table-cell table:formula="of:=[.C82]-[.C81]" office:value-type="float" office:value="3" calcext:value-type="float">
            <text:p>3</text:p>
          </table:table-cell>
          <table:table-cell table:formula="of:=3/2*[.A81]*[.A81]+13/2*[.A81]" office:value-type="float" office:value="9633" calcext:value-type="float">
            <text:p>96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table:formula="of:=[.B83]-[.B82]" office:value-type="float" office:value="245" calcext:value-type="float">
            <text:p>245</text:p>
          </table:table-cell>
          <table:table-cell table:formula="of:=[.C83]-[.C82]" office:value-type="float" office:value="3" calcext:value-type="float">
            <text:p>3</text:p>
          </table:table-cell>
          <table:table-cell table:formula="of:=3/2*[.A82]*[.A82]+13/2*[.A82]" office:value-type="float" office:value="9875" calcext:value-type="float">
            <text:p>98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table:formula="of:=[.B84]-[.B83]" office:value-type="float" office:value="248" calcext:value-type="float">
            <text:p>248</text:p>
          </table:table-cell>
          <table:table-cell table:formula="of:=[.C84]-[.C83]" office:value-type="float" office:value="3" calcext:value-type="float">
            <text:p>3</text:p>
          </table:table-cell>
          <table:table-cell table:formula="of:=3/2*[.A83]*[.A83]+13/2*[.A83]" office:value-type="float" office:value="10120" calcext:value-type="float">
            <text:p>1012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table:formula="of:=[.B85]-[.B84]" office:value-type="float" office:value="251" calcext:value-type="float">
            <text:p>251</text:p>
          </table:table-cell>
          <table:table-cell table:formula="of:=[.C85]-[.C84]" office:value-type="float" office:value="3" calcext:value-type="float">
            <text:p>3</text:p>
          </table:table-cell>
          <table:table-cell table:formula="of:=3/2*[.A84]*[.A84]+13/2*[.A84]" office:value-type="float" office:value="10368" calcext:value-type="float">
            <text:p>1036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table:formula="of:=[.B86]-[.B85]" office:value-type="float" office:value="254" calcext:value-type="float">
            <text:p>254</text:p>
          </table:table-cell>
          <table:table-cell table:formula="of:=[.C86]-[.C85]" office:value-type="float" office:value="3" calcext:value-type="float">
            <text:p>3</text:p>
          </table:table-cell>
          <table:table-cell table:formula="of:=3/2*[.A85]*[.A85]+13/2*[.A85]" office:value-type="float" office:value="10619" calcext:value-type="float">
            <text:p>1061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table:formula="of:=[.B87]-[.B86]" office:value-type="float" office:value="257" calcext:value-type="float">
            <text:p>257</text:p>
          </table:table-cell>
          <table:table-cell table:formula="of:=[.C87]-[.C86]" office:value-type="float" office:value="3" calcext:value-type="float">
            <text:p>3</text:p>
          </table:table-cell>
          <table:table-cell table:formula="of:=3/2*[.A86]*[.A86]+13/2*[.A86]" office:value-type="float" office:value="10873" calcext:value-type="float">
            <text:p>1087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table:formula="of:=[.B88]-[.B87]" office:value-type="float" office:value="260" calcext:value-type="float">
            <text:p>260</text:p>
          </table:table-cell>
          <table:table-cell table:formula="of:=[.C88]-[.C87]" office:value-type="float" office:value="3" calcext:value-type="float">
            <text:p>3</text:p>
          </table:table-cell>
          <table:table-cell table:formula="of:=3/2*[.A87]*[.A87]+13/2*[.A87]" office:value-type="float" office:value="11130" calcext:value-type="float">
            <text:p>1113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table:formula="of:=[.B89]-[.B88]" office:value-type="float" office:value="263" calcext:value-type="float">
            <text:p>263</text:p>
          </table:table-cell>
          <table:table-cell table:formula="of:=[.C89]-[.C88]" office:value-type="float" office:value="3" calcext:value-type="float">
            <text:p>3</text:p>
          </table:table-cell>
          <table:table-cell table:formula="of:=3/2*[.A88]*[.A88]+13/2*[.A88]" office:value-type="float" office:value="11390" calcext:value-type="float">
            <text:p>1139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table:formula="of:=[.B90]-[.B89]" office:value-type="float" office:value="266" calcext:value-type="float">
            <text:p>266</text:p>
          </table:table-cell>
          <table:table-cell table:formula="of:=[.C90]-[.C89]" office:value-type="float" office:value="3" calcext:value-type="float">
            <text:p>3</text:p>
          </table:table-cell>
          <table:table-cell table:formula="of:=3/2*[.A89]*[.A89]+13/2*[.A89]" office:value-type="float" office:value="11653" calcext:value-type="float">
            <text:p>1165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table:formula="of:=[.B91]-[.B90]" office:value-type="float" office:value="269" calcext:value-type="float">
            <text:p>269</text:p>
          </table:table-cell>
          <table:table-cell table:formula="of:=[.C91]-[.C90]" office:value-type="float" office:value="3" calcext:value-type="float">
            <text:p>3</text:p>
          </table:table-cell>
          <table:table-cell table:formula="of:=3/2*[.A90]*[.A90]+13/2*[.A90]" office:value-type="float" office:value="11919" calcext:value-type="float">
            <text:p>1191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table:formula="of:=[.B92]-[.B91]" office:value-type="float" office:value="272" calcext:value-type="float">
            <text:p>272</text:p>
          </table:table-cell>
          <table:table-cell table:formula="of:=[.C92]-[.C91]" office:value-type="float" office:value="3" calcext:value-type="float">
            <text:p>3</text:p>
          </table:table-cell>
          <table:table-cell table:formula="of:=3/2*[.A91]*[.A91]+13/2*[.A91]" office:value-type="float" office:value="12188" calcext:value-type="float">
            <text:p>121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table:formula="of:=[.B93]-[.B92]" office:value-type="float" office:value="275" calcext:value-type="float">
            <text:p>275</text:p>
          </table:table-cell>
          <table:table-cell table:formula="of:=[.C93]-[.C92]" office:value-type="float" office:value="3" calcext:value-type="float">
            <text:p>3</text:p>
          </table:table-cell>
          <table:table-cell table:formula="of:=3/2*[.A92]*[.A92]+13/2*[.A92]" office:value-type="float" office:value="12460" calcext:value-type="float">
            <text:p>124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table:formula="of:=[.B94]-[.B93]" office:value-type="float" office:value="278" calcext:value-type="float">
            <text:p>278</text:p>
          </table:table-cell>
          <table:table-cell table:formula="of:=[.C94]-[.C93]" office:value-type="float" office:value="3" calcext:value-type="float">
            <text:p>3</text:p>
          </table:table-cell>
          <table:table-cell table:formula="of:=3/2*[.A93]*[.A93]+13/2*[.A93]" office:value-type="float" office:value="12735" calcext:value-type="float">
            <text:p>1273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table:formula="of:=[.B95]-[.B94]" office:value-type="float" office:value="281" calcext:value-type="float">
            <text:p>281</text:p>
          </table:table-cell>
          <table:table-cell table:formula="of:=[.C95]-[.C94]" office:value-type="float" office:value="3" calcext:value-type="float">
            <text:p>3</text:p>
          </table:table-cell>
          <table:table-cell table:formula="of:=3/2*[.A94]*[.A94]+13/2*[.A94]" office:value-type="float" office:value="13013" calcext:value-type="float">
            <text:p>1301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table:formula="of:=[.B96]-[.B95]" office:value-type="float" office:value="284" calcext:value-type="float">
            <text:p>284</text:p>
          </table:table-cell>
          <table:table-cell table:formula="of:=[.C96]-[.C95]" office:value-type="float" office:value="3" calcext:value-type="float">
            <text:p>3</text:p>
          </table:table-cell>
          <table:table-cell table:formula="of:=3/2*[.A95]*[.A95]+13/2*[.A95]" office:value-type="float" office:value="13294" calcext:value-type="float">
            <text:p>13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table:formula="of:=[.B97]-[.B96]" office:value-type="float" office:value="287" calcext:value-type="float">
            <text:p>287</text:p>
          </table:table-cell>
          <table:table-cell table:formula="of:=[.C97]-[.C96]" office:value-type="float" office:value="3" calcext:value-type="float">
            <text:p>3</text:p>
          </table:table-cell>
          <table:table-cell table:formula="of:=3/2*[.A96]*[.A96]+13/2*[.A96]" office:value-type="float" office:value="13578" calcext:value-type="float">
            <text:p>1357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table:formula="of:=[.B98]-[.B97]" office:value-type="float" office:value="290" calcext:value-type="float">
            <text:p>290</text:p>
          </table:table-cell>
          <table:table-cell table:formula="of:=[.C98]-[.C97]" office:value-type="float" office:value="3" calcext:value-type="float">
            <text:p>3</text:p>
          </table:table-cell>
          <table:table-cell table:formula="of:=3/2*[.A97]*[.A97]+13/2*[.A97]" office:value-type="float" office:value="13865" calcext:value-type="float">
            <text:p>138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table:formula="of:=[.B99]-[.B98]" office:value-type="float" office:value="293" calcext:value-type="float">
            <text:p>293</text:p>
          </table:table-cell>
          <table:table-cell table:formula="of:=[.C99]-[.C98]" office:value-type="float" office:value="3" calcext:value-type="float">
            <text:p>3</text:p>
          </table:table-cell>
          <table:table-cell table:formula="of:=3/2*[.A98]*[.A98]+13/2*[.A98]" office:value-type="float" office:value="14155" calcext:value-type="float">
            <text:p>1415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table:formula="of:=[.B100]-[.B99]" office:value-type="float" office:value="296" calcext:value-type="float">
            <text:p>296</text:p>
          </table:table-cell>
          <table:table-cell table:formula="of:=[.C100]-[.C99]" office:value-type="float" office:value="3" calcext:value-type="float">
            <text:p>3</text:p>
          </table:table-cell>
          <table:table-cell table:formula="of:=3/2*[.A99]*[.A99]+13/2*[.A99]" office:value-type="float" office:value="14448" calcext:value-type="float">
            <text:p>1444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table:formula="of:=[.B101]-[.B100]" office:value-type="float" office:value="299" calcext:value-type="float">
            <text:p>299</text:p>
          </table:table-cell>
          <table:table-cell table:formula="of:=[.C101]-[.C100]" office:value-type="float" office:value="3" calcext:value-type="float">
            <text:p>3</text:p>
          </table:table-cell>
          <table:table-cell table:formula="of:=3/2*[.A100]*[.A100]+13/2*[.A100]" office:value-type="float" office:value="14744" calcext:value-type="float">
            <text:p>1474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table:formula="of:=[.B102]-[.B101]" office:value-type="float" office:value="302" calcext:value-type="float">
            <text:p>302</text:p>
          </table:table-cell>
          <table:table-cell table:formula="of:=[.C102]-[.C101]" office:value-type="float" office:value="3" calcext:value-type="float">
            <text:p>3</text:p>
          </table:table-cell>
          <table:table-cell table:formula="of:=3/2*[.A101]*[.A101]+13/2*[.A101]" office:value-type="float" office:value="15043" calcext:value-type="float">
            <text:p>1504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table:formula="of:=[.B103]-[.B102]" office:value-type="float" office:value="305" calcext:value-type="float">
            <text:p>305</text:p>
          </table:table-cell>
          <table:table-cell/>
          <table:table-cell table:formula="of:=3/2*[.A102]*[.A102]+13/2*[.A102]" office:value-type="float" office:value="15345" calcext:value-type="float">
            <text:p>153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table:formula="of:=3/2*[.A103]*[.A103]+13/2*[.A103]" office:value-type="float" office:value="15650" calcext:value-type="float">
            <text:p>15650</text:p>
          </table:table-cell>
          <table:table-cell table:number-columns-repeated="2"/>
        </table:table-row>
      </table:table>
      <table:table table:name="sq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1(sq)</text:p>
          </table:table-cell>
          <table:table-cell office:value-type="string" calcext:value-type="string">
            <text:p>d2(s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B3]" office:value-type="float" office:value="3" calcext:value-type="float">
            <text:p>3</text:p>
          </table:table-cell>
          <table:table-cell table:formula="of:=[.C4]-[.C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-[.B4]" office:value-type="float" office:value="8" calcext:value-type="float">
            <text:p>8</text:p>
          </table:table-cell>
          <table:table-cell table:formula="of:=[.C5]-[.C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6]-[.B5]" office:value-type="float" office:value="12" calcext:value-type="float">
            <text:p>12</text:p>
          </table:table-cell>
          <table:table-cell table:formula="of:=[.C6]-[.C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14" calcext:value-type="float">
            <text:p>14</text:p>
          </table:table-cell>
          <table:table-cell table:formula="of:=[.C7]-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8]-[.B7]" office:value-type="float" office:value="18" calcext:value-type="float">
            <text:p>18</text:p>
          </table:table-cell>
          <table:table-cell table:formula="of:=[.C8]-[.C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9]-[.B8]" office:value-type="float" office:value="20" calcext:value-type="float">
            <text:p>20</text:p>
          </table:table-cell>
          <table:table-cell table:formula="of:=[.C9]-[.C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formula="of:=[.B12]-[.B11]" office:value-type="float" office:value="30" calcext:value-type="float">
            <text:p>30</text:p>
          </table:table-cell>
          <table:table-cell table:formula="of:=[.C12]-[.C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formula="of:=[.B13]-[.B12]" office:value-type="float" office:value="32" calcext:value-type="float">
            <text:p>32</text:p>
          </table:table-cell>
          <table:table-cell table:formula="of:=[.C13]-[.C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formula="of:=[.B14]-[.B13]" office:value-type="float" office:value="36" calcext:value-type="float">
            <text:p>36</text:p>
          </table:table-cell>
          <table:table-cell table:formula="of:=[.C14]-[.C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table:formula="of:=[.B15]-[.B14]" office:value-type="float" office:value="38" calcext:value-type="float">
            <text:p>38</text:p>
          </table:table-cell>
          <table:table-cell table:formula="of:=[.C15]-[.C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formula="of:=[.B16]-[.B15]" office:value-type="float" office:value="42" calcext:value-type="float">
            <text:p>42</text:p>
          </table:table-cell>
          <table:table-cell table:formula="of:=[.C16]-[.C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table:formula="of:=[.B17]-[.B16]" office:value-type="float" office:value="44" calcext:value-type="float">
            <text:p>44</text:p>
          </table:table-cell>
          <table:table-cell table:formula="of:=[.C17]-[.C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table:formula="of:=[.B18]-[.B17]" office:value-type="float" office:value="48" calcext:value-type="float">
            <text:p>48</text:p>
          </table:table-cell>
          <table:table-cell table:formula="of:=[.C18]-[.C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table:formula="of:=[.B19]-[.B18]" office:value-type="float" office:value="50" calcext:value-type="float">
            <text:p>50</text:p>
          </table:table-cell>
          <table:table-cell table:formula="of:=[.C19]-[.C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 table:formula="of:=[.B20]-[.B19]" office:value-type="float" office:value="54" calcext:value-type="float">
            <text:p>54</text:p>
          </table:table-cell>
          <table:table-cell table:formula="of:=[.C20]-[.C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formula="of:=[.B21]-[.B20]" office:value-type="float" office:value="56" calcext:value-type="float">
            <text:p>56</text:p>
          </table:table-cell>
          <table:table-cell table:formula="of:=[.C21]-[.C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6" calcext:value-type="float">
            <text:p>556</text:p>
          </table:table-cell>
          <table:table-cell table:formula="of:=[.B22]-[.B21]" office:value-type="float" office:value="60" calcext:value-type="float">
            <text:p>60</text:p>
          </table:table-cell>
          <table:table-cell table:formula="of:=[.C22]-[.C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6" calcext:value-type="float">
            <text:p>616</text:p>
          </table:table-cell>
          <table:table-cell table:formula="of:=[.B23]-[.B22]" office:value-type="float" office:value="62" calcext:value-type="float">
            <text:p>62</text:p>
          </table:table-cell>
          <table:table-cell table:formula="of:=[.C23]-[.C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8" calcext:value-type="float">
            <text:p>678</text:p>
          </table:table-cell>
          <table:table-cell table:formula="of:=[.B24]-[.B23]" office:value-type="float" office:value="66" calcext:value-type="float">
            <text:p>66</text:p>
          </table:table-cell>
          <table:table-cell table:formula="of:=[.C24]-[.C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4" calcext:value-type="float">
            <text:p>744</text:p>
          </table:table-cell>
          <table:table-cell table:formula="of:=[.B25]-[.B24]" office:value-type="float" office:value="68" calcext:value-type="float">
            <text:p>68</text:p>
          </table:table-cell>
          <table:table-cell table:formula="of:=[.C25]-[.C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2" calcext:value-type="float">
            <text:p>812</text:p>
          </table:table-cell>
          <table:table-cell table:formula="of:=[.B26]-[.B25]" office:value-type="float" office:value="72" calcext:value-type="float">
            <text:p>72</text:p>
          </table:table-cell>
          <table:table-cell table:formula="of:=[.C26]-[.C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4" calcext:value-type="float">
            <text:p>884</text:p>
          </table:table-cell>
          <table:table-cell table:formula="of:=[.B27]-[.B26]" office:value-type="float" office:value="74" calcext:value-type="float">
            <text:p>74</text:p>
          </table:table-cell>
          <table:table-cell table:formula="of:=[.C27]-[.C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8" calcext:value-type="float">
            <text:p>958</text:p>
          </table:table-cell>
          <table:table-cell table:formula="of:=[.B28]-[.B27]" office:value-type="float" office:value="78" calcext:value-type="float">
            <text:p>78</text:p>
          </table:table-cell>
          <table:table-cell table:formula="of:=[.C28]-[.C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6" calcext:value-type="float">
            <text:p>1036</text:p>
          </table:table-cell>
          <table:table-cell table:formula="of:=[.B29]-[.B28]" office:value-type="float" office:value="80" calcext:value-type="float">
            <text:p>80</text:p>
          </table:table-cell>
          <table:table-cell table:formula="of:=[.C29]-[.C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16" calcext:value-type="float">
            <text:p>1116</text:p>
          </table:table-cell>
          <table:table-cell table:formula="of:=[.B30]-[.B29]" office:value-type="float" office:value="84" calcext:value-type="float">
            <text:p>84</text:p>
          </table:table-cell>
          <table:table-cell table:formula="of:=[.C30]-[.C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0" calcext:value-type="float">
            <text:p>1200</text:p>
          </table:table-cell>
          <table:table-cell table:formula="of:=[.B31]-[.B30]" office:value-type="float" office:value="86" calcext:value-type="float">
            <text:p>86</text:p>
          </table:table-cell>
          <table:table-cell table:formula="of:=[.C31]-[.C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6" calcext:value-type="float">
            <text:p>1286</text:p>
          </table:table-cell>
          <table:table-cell table:formula="of:=[.B32]-[.B31]" office:value-type="float" office:value="90" calcext:value-type="float">
            <text:p>90</text:p>
          </table:table-cell>
          <table:table-cell table:formula="of:=[.C32]-[.C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6" calcext:value-type="float">
            <text:p>1376</text:p>
          </table:table-cell>
          <table:table-cell table:formula="of:=[.B33]-[.B32]" office:value-type="float" office:value="92" calcext:value-type="float">
            <text:p>92</text:p>
          </table:table-cell>
          <table:table-cell table:formula="of:=[.C33]-[.C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8" calcext:value-type="float">
            <text:p>1468</text:p>
          </table:table-cell>
          <table:table-cell table:formula="of:=[.B34]-[.B33]" office:value-type="float" office:value="96" calcext:value-type="float">
            <text:p>96</text:p>
          </table:table-cell>
          <table:table-cell table:formula="of:=[.C34]-[.C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4" calcext:value-type="float">
            <text:p>1564</text:p>
          </table:table-cell>
          <table:table-cell table:formula="of:=[.B35]-[.B34]" office:value-type="float" office:value="98" calcext:value-type="float">
            <text:p>98</text:p>
          </table:table-cell>
          <table:table-cell table:formula="of:=[.C35]-[.C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2" calcext:value-type="float">
            <text:p>1662</text:p>
          </table:table-cell>
          <table:table-cell table:formula="of:=[.B36]-[.B35]" office:value-type="float" office:value="102" calcext:value-type="float">
            <text:p>102</text:p>
          </table:table-cell>
          <table:table-cell table:formula="of:=[.C36]-[.C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64" calcext:value-type="float">
            <text:p>1764</text:p>
          </table:table-cell>
          <table:table-cell table:formula="of:=[.B37]-[.B36]" office:value-type="float" office:value="104" calcext:value-type="float">
            <text:p>104</text:p>
          </table:table-cell>
          <table:table-cell table:formula="of:=[.C37]-[.C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68" calcext:value-type="float">
            <text:p>1868</text:p>
          </table:table-cell>
          <table:table-cell table:formula="of:=[.B38]-[.B37]" office:value-type="float" office:value="108" calcext:value-type="float">
            <text:p>108</text:p>
          </table:table-cell>
          <table:table-cell table:formula="of:=[.C38]-[.C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table:formula="of:=[.B39]-[.B38]" office:value-type="float" office:value="110" calcext:value-type="float">
            <text:p>110</text:p>
          </table:table-cell>
          <table:table-cell table:formula="of:=[.C39]-[.C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86" calcext:value-type="float">
            <text:p>2086</text:p>
          </table:table-cell>
          <table:table-cell table:formula="of:=[.B40]-[.B39]" office:value-type="float" office:value="114" calcext:value-type="float">
            <text:p>114</text:p>
          </table:table-cell>
          <table:table-cell table:formula="of:=[.C40]-[.C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table:formula="of:=[.B41]-[.B40]" office:value-type="float" office:value="116" calcext:value-type="float">
            <text:p>116</text:p>
          </table:table-cell>
          <table:table-cell table:formula="of:=[.C41]-[.C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16" calcext:value-type="float">
            <text:p>2316</text:p>
          </table:table-cell>
          <table:table-cell table:formula="of:=[.B42]-[.B41]" office:value-type="float" office:value="120" calcext:value-type="float">
            <text:p>120</text:p>
          </table:table-cell>
          <table:table-cell table:formula="of:=[.C42]-[.C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36" calcext:value-type="float">
            <text:p>2436</text:p>
          </table:table-cell>
          <table:table-cell table:formula="of:=[.B43]-[.B42]" office:value-type="float" office:value="122" calcext:value-type="float">
            <text:p>122</text:p>
          </table:table-cell>
          <table:table-cell table:formula="of:=[.C43]-[.C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8" calcext:value-type="float">
            <text:p>2558</text:p>
          </table:table-cell>
          <table:table-cell table:formula="of:=[.B44]-[.B43]" office:value-type="float" office:value="126" calcext:value-type="float">
            <text:p>126</text:p>
          </table:table-cell>
          <table:table-cell table:formula="of:=[.C44]-[.C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84" calcext:value-type="float">
            <text:p>2684</text:p>
          </table:table-cell>
          <table:table-cell table:formula="of:=[.B45]-[.B44]" office:value-type="float" office:value="128" calcext:value-type="float">
            <text:p>128</text:p>
          </table:table-cell>
          <table:table-cell table:formula="of:=[.C45]-[.C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12" calcext:value-type="float">
            <text:p>2812</text:p>
          </table:table-cell>
          <table:table-cell table:formula="of:=[.B46]-[.B45]" office:value-type="float" office:value="132" calcext:value-type="float">
            <text:p>132</text:p>
          </table:table-cell>
          <table:table-cell table:formula="of:=[.C46]-[.C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44" calcext:value-type="float">
            <text:p>2944</text:p>
          </table:table-cell>
          <table:table-cell table:formula="of:=[.B47]-[.B46]" office:value-type="float" office:value="134" calcext:value-type="float">
            <text:p>134</text:p>
          </table:table-cell>
          <table:table-cell table:formula="of:=[.C47]-[.C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78" calcext:value-type="float">
            <text:p>3078</text:p>
          </table:table-cell>
          <table:table-cell table:formula="of:=[.B48]-[.B47]" office:value-type="float" office:value="138" calcext:value-type="float">
            <text:p>138</text:p>
          </table:table-cell>
          <table:table-cell table:formula="of:=[.C48]-[.C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16" calcext:value-type="float">
            <text:p>3216</text:p>
          </table:table-cell>
          <table:table-cell table:formula="of:=[.B49]-[.B48]" office:value-type="float" office:value="140" calcext:value-type="float">
            <text:p>140</text:p>
          </table:table-cell>
          <table:table-cell table:formula="of:=[.C49]-[.C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56" calcext:value-type="float">
            <text:p>3356</text:p>
          </table:table-cell>
          <table:table-cell table:formula="of:=[.B50]-[.B49]" office:value-type="float" office:value="144" calcext:value-type="float">
            <text:p>144</text:p>
          </table:table-cell>
          <table:table-cell table:formula="of:=[.C50]-[.C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00" calcext:value-type="float">
            <text:p>3500</text:p>
          </table:table-cell>
          <table:table-cell table:formula="of:=[.B51]-[.B50]" office:value-type="float" office:value="146" calcext:value-type="float">
            <text:p>146</text:p>
          </table:table-cell>
          <table:table-cell table:formula="of:=[.C51]-[.C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46" calcext:value-type="float">
            <text:p>3646</text:p>
          </table:table-cell>
          <table:table-cell table:formula="of:=[.B52]-[.B51]" office:value-type="float" office:value="150" calcext:value-type="float">
            <text:p>150</text:p>
          </table:table-cell>
          <table:table-cell table:formula="of:=[.C52]-[.C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96" calcext:value-type="float">
            <text:p>3796</text:p>
          </table:table-cell>
          <table:table-cell table:formula="of:=[.B53]-[.B52]" office:value-type="float" office:value="152" calcext:value-type="float">
            <text:p>152</text:p>
          </table:table-cell>
          <table:table-cell table:formula="of:=[.C53]-[.C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8" calcext:value-type="float">
            <text:p>3948</text:p>
          </table:table-cell>
          <table:table-cell table:formula="of:=[.B54]-[.B53]" office:value-type="float" office:value="156" calcext:value-type="float">
            <text:p>156</text:p>
          </table:table-cell>
          <table:table-cell table:formula="of:=[.C54]-[.C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4" calcext:value-type="float">
            <text:p>4104</text:p>
          </table:table-cell>
          <table:table-cell table:formula="of:=[.B55]-[.B54]" office:value-type="float" office:value="158" calcext:value-type="float">
            <text:p>158</text:p>
          </table:table-cell>
          <table:table-cell table:formula="of:=[.C55]-[.C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62" calcext:value-type="float">
            <text:p>4262</text:p>
          </table:table-cell>
          <table:table-cell table:formula="of:=[.B56]-[.B55]" office:value-type="float" office:value="162" calcext:value-type="float">
            <text:p>162</text:p>
          </table:table-cell>
          <table:table-cell table:formula="of:=[.C56]-[.C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24" calcext:value-type="float">
            <text:p>4424</text:p>
          </table:table-cell>
          <table:table-cell table:formula="of:=[.B57]-[.B56]" office:value-type="float" office:value="164" calcext:value-type="float">
            <text:p>164</text:p>
          </table:table-cell>
          <table:table-cell table:formula="of:=[.C57]-[.C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88" calcext:value-type="float">
            <text:p>4588</text:p>
          </table:table-cell>
          <table:table-cell table:formula="of:=[.B58]-[.B57]" office:value-type="float" office:value="168" calcext:value-type="float">
            <text:p>168</text:p>
          </table:table-cell>
          <table:table-cell table:formula="of:=[.C58]-[.C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56" calcext:value-type="float">
            <text:p>4756</text:p>
          </table:table-cell>
          <table:table-cell table:formula="of:=[.B59]-[.B58]" office:value-type="float" office:value="170" calcext:value-type="float">
            <text:p>170</text:p>
          </table:table-cell>
          <table:table-cell table:formula="of:=[.C59]-[.C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26" calcext:value-type="float">
            <text:p>4926</text:p>
          </table:table-cell>
          <table:table-cell table:formula="of:=[.B60]-[.B59]" office:value-type="float" office:value="174" calcext:value-type="float">
            <text:p>174</text:p>
          </table:table-cell>
          <table:table-cell table:formula="of:=[.C60]-[.C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00" calcext:value-type="float">
            <text:p>5100</text:p>
          </table:table-cell>
          <table:table-cell table:formula="of:=[.B61]-[.B60]" office:value-type="float" office:value="176" calcext:value-type="float">
            <text:p>176</text:p>
          </table:table-cell>
          <table:table-cell table:formula="of:=[.C61]-[.C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76" calcext:value-type="float">
            <text:p>5276</text:p>
          </table:table-cell>
          <table:table-cell table:formula="of:=[.B62]-[.B61]" office:value-type="float" office:value="180" calcext:value-type="float">
            <text:p>180</text:p>
          </table:table-cell>
          <table:table-cell table:formula="of:=[.C62]-[.C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56" calcext:value-type="float">
            <text:p>5456</text:p>
          </table:table-cell>
          <table:table-cell table:formula="of:=[.B63]-[.B62]" office:value-type="float" office:value="182" calcext:value-type="float">
            <text:p>182</text:p>
          </table:table-cell>
          <table:table-cell table:formula="of:=[.C63]-[.C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38" calcext:value-type="float">
            <text:p>5638</text:p>
          </table:table-cell>
          <table:table-cell table:formula="of:=[.B64]-[.B63]" office:value-type="float" office:value="186" calcext:value-type="float">
            <text:p>186</text:p>
          </table:table-cell>
          <table:table-cell table:formula="of:=[.C64]-[.C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24" calcext:value-type="float">
            <text:p>5824</text:p>
          </table:table-cell>
          <table:table-cell table:formula="of:=[.B65]-[.B64]" office:value-type="float" office:value="188" calcext:value-type="float">
            <text:p>188</text:p>
          </table:table-cell>
          <table:table-cell table:formula="of:=[.C65]-[.C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12" calcext:value-type="float">
            <text:p>6012</text:p>
          </table:table-cell>
          <table:table-cell table:formula="of:=[.B66]-[.B65]" office:value-type="float" office:value="192" calcext:value-type="float">
            <text:p>192</text:p>
          </table:table-cell>
          <table:table-cell table:formula="of:=[.C66]-[.C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04" calcext:value-type="float">
            <text:p>6204</text:p>
          </table:table-cell>
          <table:table-cell table:formula="of:=[.B67]-[.B66]" office:value-type="float" office:value="194" calcext:value-type="float">
            <text:p>194</text:p>
          </table:table-cell>
          <table:table-cell table:formula="of:=[.C67]-[.C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8" calcext:value-type="float">
            <text:p>6398</text:p>
          </table:table-cell>
          <table:table-cell table:formula="of:=[.B68]-[.B67]" office:value-type="float" office:value="198" calcext:value-type="float">
            <text:p>198</text:p>
          </table:table-cell>
          <table:table-cell table:formula="of:=[.C68]-[.C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96" calcext:value-type="float">
            <text:p>6596</text:p>
          </table:table-cell>
          <table:table-cell table:formula="of:=[.B69]-[.B68]" office:value-type="float" office:value="200" calcext:value-type="float">
            <text:p>200</text:p>
          </table:table-cell>
          <table:table-cell table:formula="of:=[.C69]-[.C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96" calcext:value-type="float">
            <text:p>6796</text:p>
          </table:table-cell>
          <table:table-cell table:formula="of:=[.B70]-[.B69]" office:value-type="float" office:value="204" calcext:value-type="float">
            <text:p>204</text:p>
          </table:table-cell>
          <table:table-cell table:formula="of:=[.C70]-[.C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00" calcext:value-type="float">
            <text:p>7000</text:p>
          </table:table-cell>
          <table:table-cell table:formula="of:=[.B71]-[.B70]" office:value-type="float" office:value="206" calcext:value-type="float">
            <text:p>206</text:p>
          </table:table-cell>
          <table:table-cell table:formula="of:=[.C71]-[.C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06" calcext:value-type="float">
            <text:p>7206</text:p>
          </table:table-cell>
          <table:table-cell table:formula="of:=[.B72]-[.B71]" office:value-type="float" office:value="210" calcext:value-type="float">
            <text:p>210</text:p>
          </table:table-cell>
          <table:table-cell table:formula="of:=[.C72]-[.C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16" calcext:value-type="float">
            <text:p>7416</text:p>
          </table:table-cell>
          <table:table-cell table:formula="of:=[.B73]-[.B72]" office:value-type="float" office:value="212" calcext:value-type="float">
            <text:p>212</text:p>
          </table:table-cell>
          <table:table-cell table:formula="of:=[.C73]-[.C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28" calcext:value-type="float">
            <text:p>7628</text:p>
          </table:table-cell>
          <table:table-cell table:formula="of:=[.B74]-[.B73]" office:value-type="float" office:value="216" calcext:value-type="float">
            <text:p>216</text:p>
          </table:table-cell>
          <table:table-cell table:formula="of:=[.C74]-[.C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44" calcext:value-type="float">
            <text:p>7844</text:p>
          </table:table-cell>
          <table:table-cell table:formula="of:=[.B75]-[.B74]" office:value-type="float" office:value="218" calcext:value-type="float">
            <text:p>218</text:p>
          </table:table-cell>
          <table:table-cell table:formula="of:=[.C75]-[.C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62" calcext:value-type="float">
            <text:p>8062</text:p>
          </table:table-cell>
          <table:table-cell table:formula="of:=[.B76]-[.B75]" office:value-type="float" office:value="222" calcext:value-type="float">
            <text:p>222</text:p>
          </table:table-cell>
          <table:table-cell table:formula="of:=[.C76]-[.C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84" calcext:value-type="float">
            <text:p>8284</text:p>
          </table:table-cell>
          <table:table-cell table:formula="of:=[.B77]-[.B76]" office:value-type="float" office:value="224" calcext:value-type="float">
            <text:p>224</text:p>
          </table:table-cell>
          <table:table-cell table:formula="of:=[.C77]-[.C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08" calcext:value-type="float">
            <text:p>8508</text:p>
          </table:table-cell>
          <table:table-cell table:formula="of:=[.B78]-[.B77]" office:value-type="float" office:value="228" calcext:value-type="float">
            <text:p>228</text:p>
          </table:table-cell>
          <table:table-cell table:formula="of:=[.C78]-[.C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36" calcext:value-type="float">
            <text:p>8736</text:p>
          </table:table-cell>
          <table:table-cell table:formula="of:=[.B79]-[.B78]" office:value-type="float" office:value="230" calcext:value-type="float">
            <text:p>230</text:p>
          </table:table-cell>
          <table:table-cell table:formula="of:=[.C79]-[.C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66" calcext:value-type="float">
            <text:p>8966</text:p>
          </table:table-cell>
          <table:table-cell table:formula="of:=[.B80]-[.B79]" office:value-type="float" office:value="234" calcext:value-type="float">
            <text:p>234</text:p>
          </table:table-cell>
          <table:table-cell table:formula="of:=[.C80]-[.C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00" calcext:value-type="float">
            <text:p>9200</text:p>
          </table:table-cell>
          <table:table-cell table:formula="of:=[.B81]-[.B80]" office:value-type="float" office:value="236" calcext:value-type="float">
            <text:p>236</text:p>
          </table:table-cell>
          <table:table-cell table:formula="of:=[.C81]-[.C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36" calcext:value-type="float">
            <text:p>9436</text:p>
          </table:table-cell>
          <table:table-cell table:formula="of:=[.B82]-[.B81]" office:value-type="float" office:value="240" calcext:value-type="float">
            <text:p>240</text:p>
          </table:table-cell>
          <table:table-cell table:formula="of:=[.C82]-[.C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76" calcext:value-type="float">
            <text:p>9676</text:p>
          </table:table-cell>
          <table:table-cell table:formula="of:=[.B83]-[.B82]" office:value-type="float" office:value="242" calcext:value-type="float">
            <text:p>242</text:p>
          </table:table-cell>
          <table:table-cell table:formula="of:=[.C83]-[.C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18" calcext:value-type="float">
            <text:p>9918</text:p>
          </table:table-cell>
          <table:table-cell table:formula="of:=[.B84]-[.B83]" office:value-type="float" office:value="246" calcext:value-type="float">
            <text:p>246</text:p>
          </table:table-cell>
          <table:table-cell table:formula="of:=[.C84]-[.C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64" calcext:value-type="float">
            <text:p>10164</text:p>
          </table:table-cell>
          <table:table-cell table:formula="of:=[.B85]-[.B84]" office:value-type="float" office:value="248" calcext:value-type="float">
            <text:p>248</text:p>
          </table:table-cell>
          <table:table-cell table:formula="of:=[.C85]-[.C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412" calcext:value-type="float">
            <text:p>10412</text:p>
          </table:table-cell>
          <table:table-cell table:formula="of:=[.B86]-[.B85]" office:value-type="float" office:value="252" calcext:value-type="float">
            <text:p>252</text:p>
          </table:table-cell>
          <table:table-cell table:formula="of:=[.C86]-[.C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64" calcext:value-type="float">
            <text:p>10664</text:p>
          </table:table-cell>
          <table:table-cell table:formula="of:=[.B87]-[.B86]" office:value-type="float" office:value="254" calcext:value-type="float">
            <text:p>254</text:p>
          </table:table-cell>
          <table:table-cell table:formula="of:=[.C87]-[.C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18" calcext:value-type="float">
            <text:p>10918</text:p>
          </table:table-cell>
          <table:table-cell table:formula="of:=[.B88]-[.B87]" office:value-type="float" office:value="258" calcext:value-type="float">
            <text:p>258</text:p>
          </table:table-cell>
          <table:table-cell table:formula="of:=[.C88]-[.C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76" calcext:value-type="float">
            <text:p>11176</text:p>
          </table:table-cell>
          <table:table-cell table:formula="of:=[.B89]-[.B88]" office:value-type="float" office:value="260" calcext:value-type="float">
            <text:p>260</text:p>
          </table:table-cell>
          <table:table-cell table:formula="of:=[.C89]-[.C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36" calcext:value-type="float">
            <text:p>11436</text:p>
          </table:table-cell>
          <table:table-cell table:formula="of:=[.B90]-[.B89]" office:value-type="float" office:value="264" calcext:value-type="float">
            <text:p>264</text:p>
          </table:table-cell>
          <table:table-cell table:formula="of:=[.C90]-[.C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700" calcext:value-type="float">
            <text:p>11700</text:p>
          </table:table-cell>
          <table:table-cell table:formula="of:=[.B91]-[.B90]" office:value-type="float" office:value="266" calcext:value-type="float">
            <text:p>266</text:p>
          </table:table-cell>
          <table:table-cell table:formula="of:=[.C91]-[.C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966" calcext:value-type="float">
            <text:p>11966</text:p>
          </table:table-cell>
          <table:table-cell table:formula="of:=[.B92]-[.B91]" office:value-type="float" office:value="270" calcext:value-type="float">
            <text:p>270</text:p>
          </table:table-cell>
          <table:table-cell table:formula="of:=[.C92]-[.C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36" calcext:value-type="float">
            <text:p>12236</text:p>
          </table:table-cell>
          <table:table-cell table:formula="of:=[.B93]-[.B92]" office:value-type="float" office:value="272" calcext:value-type="float">
            <text:p>272</text:p>
          </table:table-cell>
          <table:table-cell table:formula="of:=[.C93]-[.C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08" calcext:value-type="float">
            <text:p>12508</text:p>
          </table:table-cell>
          <table:table-cell table:formula="of:=[.B94]-[.B93]" office:value-type="float" office:value="276" calcext:value-type="float">
            <text:p>276</text:p>
          </table:table-cell>
          <table:table-cell table:formula="of:=[.C94]-[.C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84" calcext:value-type="float">
            <text:p>12784</text:p>
          </table:table-cell>
          <table:table-cell table:formula="of:=[.B95]-[.B94]" office:value-type="float" office:value="278" calcext:value-type="float">
            <text:p>278</text:p>
          </table:table-cell>
          <table:table-cell table:formula="of:=[.C95]-[.C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062" calcext:value-type="float">
            <text:p>13062</text:p>
          </table:table-cell>
          <table:table-cell table:formula="of:=[.B96]-[.B95]" office:value-type="float" office:value="282" calcext:value-type="float">
            <text:p>282</text:p>
          </table:table-cell>
          <table:table-cell table:formula="of:=[.C96]-[.C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344" calcext:value-type="float">
            <text:p>13344</text:p>
          </table:table-cell>
          <table:table-cell table:formula="of:=[.B97]-[.B96]" office:value-type="float" office:value="284" calcext:value-type="float">
            <text:p>284</text:p>
          </table:table-cell>
          <table:table-cell table:formula="of:=[.C97]-[.C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28" calcext:value-type="float">
            <text:p>13628</text:p>
          </table:table-cell>
          <table:table-cell table:formula="of:=[.B98]-[.B97]" office:value-type="float" office:value="288" calcext:value-type="float">
            <text:p>288</text:p>
          </table:table-cell>
          <table:table-cell table:formula="of:=[.C98]-[.C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16" calcext:value-type="float">
            <text:p>13916</text:p>
          </table:table-cell>
          <table:table-cell table:formula="of:=[.B99]-[.B98]" office:value-type="float" office:value="290" calcext:value-type="float">
            <text:p>290</text:p>
          </table:table-cell>
          <table:table-cell table:formula="of:=[.C99]-[.C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206" calcext:value-type="float">
            <text:p>14206</text:p>
          </table:table-cell>
          <table:table-cell table:formula="of:=[.B100]-[.B99]" office:value-type="float" office:value="294" calcext:value-type="float">
            <text:p>294</text:p>
          </table:table-cell>
          <table:table-cell table:formula="of:=[.C100]-[.C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00" calcext:value-type="float">
            <text:p>14500</text:p>
          </table:table-cell>
          <table:table-cell table:formula="of:=[.B101]-[.B100]" office:value-type="float" office:value="296" calcext:value-type="float">
            <text:p>296</text:p>
          </table:table-cell>
          <table:table-cell table:formula="of:=[.C101]-[.C1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96" calcext:value-type="float">
            <text:p>14796</text:p>
          </table:table-cell>
          <table:table-cell table:formula="of:=[.B102]-[.B101]" office:value-type="float" office:value="300" calcext:value-type="float">
            <text:p>300</text:p>
          </table:table-cell>
          <table:table-cell table:formula="of:=[.C102]-[.C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96" calcext:value-type="float">
            <text:p>15096</text:p>
          </table:table-cell>
          <table:table-cell table:formula="of:=[.B103]-[.B102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98" calcext:value-type="float">
            <text:p>15398</text:p>
          </table:table-cell>
          <table:table-cell table:number-columns-repeated="2"/>
        </table:table-row>
      </table:table>
      <table:table table:name="defect" table:style-name="ta1">
        <table:shapes>
          <draw:frame draw:z-index="0" draw:style-name="gr1" draw:text-style-name="P1" svg:width="159.99mm" svg:height="89.99mm" svg:x="136.47mm" svg:y="6.04mm">
            <loext:p draw:notify-on-update-of-ranges="defect.A2:defect.A2 defect.A3:defect.A103 defect.B2:defect.B2 defect.B3:defect.B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1(defect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5]-[.B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6]-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7]-[.B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8]-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9]-[.B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0]-[.B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11]-[.B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12]-[.B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B13]-[.B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14]-[.B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15]-[.B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[.B16]-[.B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B17]-[.B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8]-[.B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B19]-[.B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B20]-[.B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B21]-[.B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[.B22]-[.B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formula="of:=[.B23]-[.B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24]-[.B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26]-[.B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[.B27]-[.B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[.B28]-[.B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B29]-[.B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formula="of:=[.B30]-[.B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[.B31]-[.B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formula="of:=[.B32]-[.B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formula="of:=[.B33]-[.B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B34]-[.B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35]-[.B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[.B36]-[.B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formula="of:=[.B37]-[.B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formula="of:=[.B38]-[.B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39]-[.B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formula="of:=[.B40]-[.B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41]-[.B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[.B42]-[.B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[.B43]-[.B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table:formula="of:=[.B44]-[.B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B45]-[.B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formula="of:=[.B46]-[.B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47]-[.B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formula="of:=[.B48]-[.B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49]-[.B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table:formula="of:=[.B50]-[.B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B51]-[.B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table:formula="of:=[.B52]-[.B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B53]-[.B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formula="of:=[.B54]-[.B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formula="of:=[.B55]-[.B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formula="of:=[.B56]-[.B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formula="of:=[.B57]-[.B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table:formula="of:=[.B58]-[.B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table:formula="of:=[.B59]-[.B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table:formula="of:=[.B60]-[.B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table:formula="of:=[.B61]-[.B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table:formula="of:=[.B62]-[.B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table:formula="of:=[.B63]-[.B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table:formula="of:=[.B64]-[.B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table:formula="of:=[.B65]-[.B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table:formula="of:=[.B66]-[.B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table:formula="of:=[.B67]-[.B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table:formula="of:=[.B68]-[.B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table:formula="of:=[.B69]-[.B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formula="of:=[.B70]-[.B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table:formula="of:=[.B71]-[.B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table:formula="of:=[.B72]-[.B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table:formula="of:=[.B73]-[.B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table:formula="of:=[.B74]-[.B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table:formula="of:=[.B75]-[.B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table:formula="of:=[.B76]-[.B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table:formula="of:=[.B77]-[.B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table:formula="of:=[.B78]-[.B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table:formula="of:=[.B79]-[.B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table:formula="of:=[.B80]-[.B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table:formula="of:=[.B81]-[.B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table:formula="of:=[.B82]-[.B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formula="of:=[.B83]-[.B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[.B84]-[.B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table:formula="of:=[.B85]-[.B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table:formula="of:=[.B86]-[.B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table:formula="of:=[.B87]-[.B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table:formula="of:=[.B88]-[.B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formula="of:=[.B89]-[.B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table:formula="of:=[.B90]-[.B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table:formula="of:=[.B91]-[.B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table:formula="of:=[.B92]-[.B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table:formula="of:=[.B93]-[.B9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table:formula="of:=[.B94]-[.B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table:formula="of:=[.B95]-[.B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table:formula="of:=[.B96]-[.B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5" calcext:value-type="float">
            <text:p>235</text:p>
          </table:table-cell>
          <table:table-cell table:formula="of:=[.B97]-[.B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table:formula="of:=[.B98]-[.B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table:formula="of:=[.B99]-[.B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formula="of:=[.B100]-[.B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" calcext:value-type="float">
            <text:p>245</text:p>
          </table:table-cell>
          <table:table-cell table:formula="of:=[.B101]-[.B10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8" calcext:value-type="float">
            <text:p>248</text:p>
          </table:table-cell>
          <table:table-cell table:formula="of:=[.B102]-[.B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table:formula="of:=[.B103]-[.B1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/>
        </table:table-row>
      </table:table>
      <table:table table:name="sq density" table:style-name="ta1">
        <table:shapes>
          <draw:frame draw:z-index="0" draw:style-name="gr1" draw:text-style-name="P1" svg:width="159.99mm" svg:height="89.99mm" svg:x="110.59mm" svg:y="14.01mm">
            <loext:p draw:notify-on-update-of-ranges="'sq density'.A2:'sq density'.A2 'sq density'.A3:'sq density'.A103 'sq density'.D2:'sq density'.D2 'sq density'.D3:'sq density'.D1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 « density »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C5]/[.B5]" office:value-type="float" office:value="0.631578947368421" calcext:value-type="float">
            <text:p>0,6315789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C6]/[.B6]" office:value-type="float" office:value="0.727272727272727" calcext:value-type="float">
            <text:p>0,727272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C7]/[.B7]"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C8]/[.B8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formula="of:=[.C9]/[.B9]" office:value-type="float" office:value="0.817204301075269" calcext:value-type="float">
            <text:p>0,8172043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[.C10]/[.B10]" office:value-type="float" office:value="0.840336134453782" calcext:value-type="float">
            <text:p>0,8403361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formula="of:=[.C11]/[.B11]" office:value-type="float" office:value="0.851351351351351" calcext:value-type="float">
            <text:p>0,8513513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table:formula="of:=[.C12]/[.B12]" office:value-type="float" office:value="0.866666666666667" calcext:value-type="float">
            <text:p>0,8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table:formula="of:=[.C13]/[.B13]" office:value-type="float" office:value="0.874418604651163" calcext:value-type="float">
            <text:p>0,87441860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table:formula="of:=[.C14]/[.B14]" office:value-type="float" office:value="0.885375494071146" calcext:value-type="float">
            <text:p>0,8853754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table:formula="of:=[.C15]/[.B15]" office:value-type="float" office:value="0.891156462585034" calcext:value-type="float">
            <text:p>0,89115646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table:formula="of:=[.C16]/[.B16]" office:value-type="float" office:value="0.899408284023669" calcext:value-type="float">
            <text:p>0,899408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table:formula="of:=[.C17]/[.B17]" office:value-type="float" office:value="0.903896103896104" calcext:value-type="float">
            <text:p>0,9038961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table:formula="of:=[.C18]/[.B18]" office:value-type="float" office:value="0.910344827586207" calcext:value-type="float">
            <text:p>0,9103448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table:formula="of:=[.C19]/[.B19]" office:value-type="float" office:value="0.913934426229508" calcext:value-type="float">
            <text:p>0,91393442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table:formula="of:=[.C20]/[.B20]" office:value-type="float" office:value="0.919117647058823" calcext:value-type="float">
            <text:p>0,919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table:formula="of:=[.C21]/[.B21]" office:value-type="float" office:value="0.922056384742952" calcext:value-type="float">
            <text:p>0,92205638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table:formula="of:=[.C22]/[.B22]" office:value-type="float" office:value="0.926315789473684" calcext:value-type="float">
            <text:p>0,9263157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table:formula="of:=[.C23]/[.B23]" office:value-type="float" office:value="0.928767123287671" calcext:value-type="float">
            <text:p>0,92876712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table:formula="of:=[.C24]/[.B24]" office:value-type="float" office:value="0.932330827067669" calcext:value-type="float">
            <text:p>0,93233082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table:formula="of:=[.C25]/[.B25]" office:value-type="float" office:value="0.934407364787112" calcext:value-type="float">
            <text:p>0,9344073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table:formula="of:=[.C26]/[.B26]" office:value-type="float" office:value="0.937433722163309" calcext:value-type="float">
            <text:p>0,93743372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table:formula="of:=[.C27]/[.B27]" office:value-type="float" office:value="0.93921568627451" calcext:value-type="float">
            <text:p>0,93921568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table:formula="of:=[.C28]/[.B28]" office:value-type="float" office:value="0.941818181818182" calcext:value-type="float">
            <text:p>0,941818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table:formula="of:=[.C29]/[.B29]" office:value-type="float" office:value="0.943364327979713" calcext:value-type="float">
            <text:p>0,943364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table:formula="of:=[.C30]/[.B30]" office:value-type="float" office:value="0.945626477541371" calcext:value-type="float">
            <text:p>0,94562647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table:formula="of:=[.C31]/[.B31]" office:value-type="float" office:value="0.946980854197349" calcext:value-type="float">
            <text:p>0,94698085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table:formula="of:=[.C32]/[.B32]" office:value-type="float" office:value="0.948965517241379" calcext:value-type="float">
            <text:p>0,9489655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table:formula="of:=[.C33]/[.B33]" office:value-type="float" office:value="0.950161812297735" calcext:value-type="float">
            <text:p>0,95016181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table:formula="of:=[.C34]/[.B34]" office:value-type="float" office:value="0.951917224589166" calcext:value-type="float">
            <text:p>0,9519172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table:formula="of:=[.C35]/[.B35]" office:value-type="float" office:value="0.952981651376147" calcext:value-type="float">
            <text:p>0,95298165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table:formula="of:=[.C36]/[.B36]" office:value-type="float" office:value="0.954545454545455" calcext:value-type="float">
            <text:p>0,95454545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table:formula="of:=[.C37]/[.B37]" office:value-type="float" office:value="0.955498721227622" calcext:value-type="float">
            <text:p>0,9554987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table:formula="of:=[.C38]/[.B38]" office:value-type="float" office:value="0.956900726392252" calcext:value-type="float">
            <text:p>0,95690072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table:formula="of:=[.C39]/[.B39]" office:value-type="float" office:value="0.957759412304867" calcext:value-type="float">
            <text:p>0,95775941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table:formula="of:=[.C40]/[.B40]" office:value-type="float" office:value="0.959023539668701" calcext:value-type="float">
            <text:p>0,95902353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table:formula="of:=[.C41]/[.B41]" office:value-type="float" office:value="0.959801077496892" calcext:value-type="float">
            <text:p>0,95980107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table:formula="of:=[.C42]/[.B42]" office:value-type="float" office:value="0.96094674556213" calcext:value-type="float">
            <text:p>0,96094674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table:formula="of:=[.C43]/[.B43]" office:value-type="float" office:value="0.961654135338346" calcext:value-type="float">
            <text:p>0,96165413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table:formula="of:=[.C44]/[.B44]" office:value-type="float" office:value="0.962697274031564" calcext:value-type="float">
            <text:p>0,962697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table:formula="of:=[.C45]/[.B45]" office:value-type="float" office:value="0.963343610825625" calcext:value-type="float">
            <text:p>0,9633436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table:formula="of:=[.C46]/[.B46]" office:value-type="float" office:value="0.964297412381264" calcext:value-type="float">
            <text:p>0,96429741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table:formula="of:=[.C47]/[.B47]" office:value-type="float" office:value="0.964890282131661" calcext:value-type="float">
            <text:p>0,96489028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table:formula="of:=[.C48]/[.B48]" office:value-type="float" office:value="0.965765765765766" calcext:value-type="float">
            <text:p>0,96576576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table:formula="of:=[.C49]/[.B49]" office:value-type="float" office:value="0.966311546213648" calcext:value-type="float">
            <text:p>0,96631154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formula="of:=[.C50]/[.B50]" office:value-type="float" office:value="0.967117988394584" calcext:value-type="float">
            <text:p>0,96711798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table:formula="of:=[.C51]/[.B51]" office:value-type="float" office:value="0.967622080679405" calcext:value-type="float">
            <text:p>0,96762208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table:formula="of:=[.C52]/[.B52]" office:value-type="float" office:value="0.968367346938775" calcext:value-type="float">
            <text:p>0,96836734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table:formula="of:=[.C53]/[.B53]" office:value-type="float" office:value="0.968834355828221" calcext:value-type="float">
            <text:p>0,9688343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table:formula="of:=[.C54]/[.B54]" office:value-type="float" office:value="0.969525159461375" calcext:value-type="float">
            <text:p>0,96952515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table:formula="of:=[.C55]/[.B55]" office:value-type="float" office:value="0.969959035047792" calcext:value-type="float">
            <text:p>0,9699590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table:formula="of:=[.C56]/[.B56]" office:value-type="float" office:value="0.970601140851251" calcext:value-type="float">
            <text:p>0,97060114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table:formula="of:=[.C57]/[.B57]" office:value-type="float" office:value="0.971005291005291" calcext:value-type="float">
            <text:p>0,9710052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table:formula="of:=[.C58]/[.B58]" office:value-type="float" office:value="0.971603677221655" calcext:value-type="float">
            <text:p>0,97160367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table:formula="of:=[.C59]/[.B59]" office:value-type="float" office:value="0.971981057616417" calcext:value-type="float">
            <text:p>0,97198105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table:formula="of:=[.C60]/[.B60]" office:value-type="float" office:value="0.97254004576659" calcext:value-type="float">
            <text:p>0,97254004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table:formula="of:=[.C61]/[.B61]" office:value-type="float" office:value="0.972893232528121" calcext:value-type="float">
            <text:p>0,97289323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table:formula="of:=[.C62]/[.B62]" office:value-type="float" office:value="0.973416592328278" calcext:value-type="float">
            <text:p>0,97341659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table:formula="of:=[.C63]/[.B63]" office:value-type="float" office:value="0.973747841105354" calcext:value-type="float">
            <text:p>0,97374784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table:formula="of:=[.C64]/[.B64]" office:value-type="float" office:value="0.97423887587822" calcext:value-type="float">
            <text:p>0,97423887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table:formula="of:=[.C65]/[.B65]" office:value-type="float" office:value="0.974550170205868" calcext:value-type="float">
            <text:p>0,97455017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table:formula="of:=[.C66]/[.B66]" office:value-type="float" office:value="0.975011786892975" calcext:value-type="float">
            <text:p>0,97501178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table:formula="of:=[.C67]/[.B67]" office:value-type="float" office:value="0.97530487804878" calcext:value-type="float">
            <text:p>0,9753048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table:formula="of:=[.C68]/[.B68]" office:value-type="float" office:value="0.975739644970414" calcext:value-type="float">
            <text:p>0,9757396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table:formula="of:=[.C69]/[.B69]" office:value-type="float" office:value="0.976016085020824" calcext:value-type="float">
            <text:p>0,9760160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table:formula="of:=[.C70]/[.B70]" office:value-type="float" office:value="0.976426279815874" calcext:value-type="float">
            <text:p>0,9764262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table:formula="of:=[.C71]/[.B71]" office:value-type="float" office:value="0.976687449173218" calcext:value-type="float">
            <text:p>0,97668744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table:formula="of:=[.C72]/[.B72]" office:value-type="float" office:value="0.977075098814229" calcext:value-type="float">
            <text:p>0,97707509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table:formula="of:=[.C73]/[.B73]" office:value-type="float" office:value="0.977322229340166" calcext:value-type="float">
            <text:p>0,97732222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table:formula="of:=[.C74]/[.B74]" office:value-type="float" office:value="0.977689143711828" calcext:value-type="float">
            <text:p>0,97768914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table:formula="of:=[.C75]/[.B75]" office:value-type="float" office:value="0.977923338185347" calcext:value-type="float">
            <text:p>0,97792333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table:formula="of:=[.C76]/[.B76]" office:value-type="float" office:value="0.978271138403401" calcext:value-type="float">
            <text:p>0,97827113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table:formula="of:=[.C77]/[.B77]" office:value-type="float" office:value="0.978493387004025" calcext:value-type="float">
            <text:p>0,9784933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table:formula="of:=[.C78]/[.B78]" office:value-type="float" office:value="0.978823529411765" calcext:value-type="float">
            <text:p>0,9788235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table:formula="of:=[.C79]/[.B79]" office:value-type="float" office:value="0.979034723738808" calcext:value-type="float">
            <text:p>0,97903472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table:formula="of:=[.C80]/[.B80]" office:value-type="float" office:value="0.979348520332127" calcext:value-type="float">
            <text:p>0,97934852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table:formula="of:=[.C81]/[.B81]" office:value-type="float" office:value="0.979549465379425" calcext:value-type="float">
            <text:p>0,97954946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table:formula="of:=[.C82]/[.B82]" office:value-type="float" office:value="0.979848101265823" calcext:value-type="float">
            <text:p>0,9798481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table:formula="of:=[.C83]/[.B83]" office:value-type="float" office:value="0.9800395256917" calcext:value-type="float">
            <text:p>0,98003952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table:formula="of:=[.C84]/[.B84]" office:value-type="float" office:value="0.980324074074074" calcext:value-type="float">
            <text:p>0,98032407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table:formula="of:=[.C85]/[.B85]" office:value-type="float" office:value="0.980506639043224" calcext:value-type="float">
            <text:p>0,9805066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table:formula="of:=[.C86]/[.B86]" office:value-type="float" office:value="0.980778074128575" calcext:value-type="float">
            <text:p>0,98077807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table:formula="of:=[.C87]/[.B87]" office:value-type="float" office:value="0.980952380952381" calcext:value-type="float">
            <text:p>0,9809523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table:formula="of:=[.C88]/[.B88]" office:value-type="float" office:value="0.981211589113257" calcext:value-type="float">
            <text:p>0,98121158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table:formula="of:=[.C89]/[.B89]" office:value-type="float" office:value="0.981378185874882" calcext:value-type="float">
            <text:p>0,98137818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table:formula="of:=[.C90]/[.B90]" office:value-type="float" office:value="0.981625975333501" calcext:value-type="float">
            <text:p>0,98162597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table:formula="of:=[.C91]/[.B91]" office:value-type="float" office:value="0.981785362651789" calcext:value-type="float">
            <text:p>0,98178536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table:formula="of:=[.C92]/[.B92]" office:value-type="float" office:value="0.982022471910112" calcext:value-type="float">
            <text:p>0,9820224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table:formula="of:=[.C93]/[.B93]" office:value-type="float" office:value="0.982175107970161" calcext:value-type="float">
            <text:p>0,9821751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table:formula="of:=[.C94]/[.B94]" office:value-type="float" office:value="0.982402213171444" calcext:value-type="float">
            <text:p>0,98240221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table:formula="of:=[.C95]/[.B95]" office:value-type="float" office:value="0.982548518128479" calcext:value-type="float">
            <text:p>0,98254851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table:formula="of:=[.C96]/[.B96]" office:value-type="float" office:value="0.982766239505082" calcext:value-type="float">
            <text:p>0,98276623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table:formula="of:=[.C97]/[.B97]" office:value-type="float" office:value="0.982906599350883" calcext:value-type="float">
            <text:p>0,98290659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table:formula="of:=[.C98]/[.B98]" office:value-type="float" office:value="0.983115506888025" calcext:value-type="float">
            <text:p>0,98311550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table:formula="of:=[.C99]/[.B99]" office:value-type="float" office:value="0.983250276854928" calcext:value-type="float">
            <text:p>0,98325027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table:formula="of:=[.C100]/[.B100]" office:value-type="float" office:value="0.983450895279436" calcext:value-type="float">
            <text:p>0,98345089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table:formula="of:=[.C101]/[.B101]" office:value-type="float" office:value="0.983580402845177" calcext:value-type="float">
            <text:p>0,9835804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table:formula="of:=[.C102]/[.B102]" office:value-type="float" office:value="0.983773216031281" calcext:value-type="float">
            <text:p>0,983773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table:formula="of:=[.C103]/[.B103]" office:value-type="float" office:value="0.983897763578275" calcext:value-type="float">
            <text:p>0,9838977636</text:p>
          </table:table-cell>
        </table:table-row>
      </table:table>
      <table:table table:name="words" table:style-name="ta1">
        <table:table-column table:style-name="co1" table:default-cell-style-name="ce1"/>
        <table:table-row table:style-name="ro1">
          <table:table-cell/>
        </table:table-row>
        <table:table-row table:style-name="ro1">
          <table:table-cell office:value-type="string" calcext:value-type="string">
            <text:p>00101001</text:p>
          </table:table-cell>
        </table:table-row>
        <table:table-row table:style-name="ro1">
          <table:table-cell office:value-type="string" calcext:value-type="string">
            <text:p>0010100100010010001</text:p>
          </table:table-cell>
        </table:table-row>
        <table:table-row table:style-name="ro1">
          <table:table-cell office:value-type="string" calcext:value-type="string">
            <text:p>001010010001001000100001000100001</text:p>
          </table:table-cell>
        </table:table-row>
        <table:table-row table:style-name="ro1">
          <table:table-cell office:value-type="string" calcext:value-type="string">
            <text:p>00101001000100100010000100010000100000100001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00000000000000000000100000000000000000001000000000000000000001</text:p>
          </table:table-cell>
        </table:table-row>
        <table:table-row table:style-name="ro1" table:number-rows-repeated="1048555">
          <table:table-cell/>
        </table:table-row>
        <table:table-row table:style-name="ro1">
          <table:table-cell/>
        </table:table-row>
      </table:table>
      <table:table table:name="odd_exp" table:style-name="ta1">
        <table:shapes>
          <draw:frame draw:z-index="0" draw:style-name="gr1" draw:text-style-name="P1" svg:width="159.99mm" svg:height="89.99mm" svg:x="130.96mm" svg:y="21.72mm">
            <loext:p draw:notify-on-update-of-ranges="odd_exp.A2:odd_exp.A2 odd_exp.A3:odd_exp.A52 odd_exp.E2:odd_exp.E2 odd_exp.E3:odd_exp.E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4]/[.B4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C5]/[.B5]" office:value-type="float" office:value="0.538461538461538" calcext:value-type="float">
            <text:p>0,538461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[.C6]/[.B6]" office:value-type="float" office:value="0.645833333333333" calcext:value-type="float">
            <text:p>0,6458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formula="of:=[.C7]/[.B7]" office:value-type="float" office:value="0.710526315789474" calcext:value-type="float">
            <text:p>0,71052631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table:formula="of:=[.C8]/[.B8]" office:value-type="float" office:value="0.754545454545455" calcext:value-type="float">
            <text:p>0,7545454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table:formula="of:=[.C9]/[.B9]" office:value-type="float" office:value="0.786666666666667" calcext:value-type="float">
            <text:p>0,78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59" calcext:value-type="float">
            <text:p>159</text:p>
          </table:table-cell>
          <table:table-cell office:value-type="float" office:value="38" calcext:value-type="float">
            <text:p>38</text:p>
          </table:table-cell>
          <table:table-cell table:formula="of:=[.C10]/[.B10]" office:value-type="float" office:value="0.811224489795918" calcext:value-type="float">
            <text:p>0,8112244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206" calcext:value-type="float">
            <text:p>206</text:p>
          </table:table-cell>
          <table:table-cell office:value-type="float" office:value="43" calcext:value-type="float">
            <text:p>43</text:p>
          </table:table-cell>
          <table:table-cell table:formula="of:=[.C11]/[.B11]" office:value-type="float" office:value="0.830645161290323" calcext:value-type="float">
            <text:p>0,83064516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office:value-type="float" office:value="259" calcext:value-type="float">
            <text:p>259</text:p>
          </table:table-cell>
          <table:table-cell office:value-type="float" office:value="48" calcext:value-type="float">
            <text:p>48</text:p>
          </table:table-cell>
          <table:table-cell table:formula="of:=[.C12]/[.B12]" office:value-type="float" office:value="0.84640522875817" calcext:value-type="float">
            <text:p>0,8464052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  <table:table-cell office:value-type="float" office:value="53" calcext:value-type="float">
            <text:p>53</text:p>
          </table:table-cell>
          <table:table-cell table:formula="of:=[.C13]/[.B13]" office:value-type="float" office:value="0.85945945945946" calcext:value-type="float">
            <text:p>0,85945945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  <table:table-cell office:value-type="float" office:value="383" calcext:value-type="float">
            <text:p>383</text:p>
          </table:table-cell>
          <table:table-cell office:value-type="float" office:value="58" calcext:value-type="float">
            <text:p>58</text:p>
          </table:table-cell>
          <table:table-cell table:formula="of:=[.C14]/[.B14]" office:value-type="float" office:value="0.870454545454546" calcext:value-type="float">
            <text:p>0,8704545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6" calcext:value-type="float">
            <text:p>516</text:p>
          </table:table-cell>
          <table:table-cell office:value-type="float" office:value="454" calcext:value-type="float">
            <text:p>454</text:p>
          </table:table-cell>
          <table:table-cell office:value-type="float" office:value="63" calcext:value-type="float">
            <text:p>63</text:p>
          </table:table-cell>
          <table:table-cell table:formula="of:=[.C15]/[.B15]" office:value-type="float" office:value="0.87984496124031" calcext:value-type="float">
            <text:p>0,87984496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8" calcext:value-type="float">
            <text:p>598</text:p>
          </table:table-cell>
          <table:table-cell office:value-type="float" office:value="531" calcext:value-type="float">
            <text:p>531</text:p>
          </table:table-cell>
          <table:table-cell office:value-type="float" office:value="68" calcext:value-type="float">
            <text:p>68</text:p>
          </table:table-cell>
          <table:table-cell table:formula="of:=[.C16]/[.B16]" office:value-type="float" office:value="0.887959866220736" calcext:value-type="float">
            <text:p>0,8879598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6" calcext:value-type="float">
            <text:p>686</text:p>
          </table:table-cell>
          <table:table-cell office:value-type="float" office:value="614" calcext:value-type="float">
            <text:p>614</text:p>
          </table:table-cell>
          <table:table-cell office:value-type="float" office:value="73" calcext:value-type="float">
            <text:p>73</text:p>
          </table:table-cell>
          <table:table-cell table:formula="of:=[.C17]/[.B17]" office:value-type="float" office:value="0.895043731778426" calcext:value-type="float">
            <text:p>0,89504373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0" calcext:value-type="float">
            <text:p>780</text:p>
          </table:table-cell>
          <table:table-cell office:value-type="float" office:value="703" calcext:value-type="float">
            <text:p>703</text:p>
          </table:table-cell>
          <table:table-cell office:value-type="float" office:value="78" calcext:value-type="float">
            <text:p>78</text:p>
          </table:table-cell>
          <table:table-cell table:formula="of:=[.C18]/[.B18]" office:value-type="float" office:value="0.901282051282051" calcext:value-type="float">
            <text:p>0,9012820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0" calcext:value-type="float">
            <text:p>880</text:p>
          </table:table-cell>
          <table:table-cell office:value-type="float" office:value="798" calcext:value-type="float">
            <text:p>798</text:p>
          </table:table-cell>
          <table:table-cell office:value-type="float" office:value="83" calcext:value-type="float">
            <text:p>83</text:p>
          </table:table-cell>
          <table:table-cell table:formula="of:=[.C19]/[.B19]" office:value-type="float" office:value="0.906818181818182" calcext:value-type="float">
            <text:p>0,90681818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6" calcext:value-type="float">
            <text:p>986</text:p>
          </table:table-cell>
          <table:table-cell office:value-type="float" office:value="899" calcext:value-type="float">
            <text:p>899</text:p>
          </table:table-cell>
          <table:table-cell office:value-type="float" office:value="88" calcext:value-type="float">
            <text:p>88</text:p>
          </table:table-cell>
          <table:table-cell table:formula="of:=[.C20]/[.B20]" office:value-type="float" office:value="0.911764705882353" calcext:value-type="float">
            <text:p>0,91176470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8" calcext:value-type="float">
            <text:p>1098</text:p>
          </table:table-cell>
          <table:table-cell office:value-type="float" office:value="1006" calcext:value-type="float">
            <text:p>1006</text:p>
          </table:table-cell>
          <table:table-cell office:value-type="float" office:value="93" calcext:value-type="float">
            <text:p>93</text:p>
          </table:table-cell>
          <table:table-cell table:formula="of:=[.C21]/[.B21]" office:value-type="float" office:value="0.916211293260474" calcext:value-type="float">
            <text:p>0,91621129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16" calcext:value-type="float">
            <text:p>1216</text:p>
          </table:table-cell>
          <table:table-cell office:value-type="float" office:value="1119" calcext:value-type="float">
            <text:p>1119</text:p>
          </table:table-cell>
          <table:table-cell office:value-type="float" office:value="98" calcext:value-type="float">
            <text:p>98</text:p>
          </table:table-cell>
          <table:table-cell table:formula="of:=[.C22]/[.B22]" office:value-type="float" office:value="0.920230263157895" calcext:value-type="float">
            <text:p>0,9202302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40" calcext:value-type="float">
            <text:p>1340</text:p>
          </table:table-cell>
          <table:table-cell office:value-type="float" office:value="1238" calcext:value-type="float">
            <text:p>1238</text:p>
          </table:table-cell>
          <table:table-cell office:value-type="float" office:value="103" calcext:value-type="float">
            <text:p>103</text:p>
          </table:table-cell>
          <table:table-cell table:formula="of:=[.C23]/[.B23]" office:value-type="float" office:value="0.923880597014925" calcext:value-type="float">
            <text:p>0,9238805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70" calcext:value-type="float">
            <text:p>1470</text:p>
          </table:table-cell>
          <table:table-cell office:value-type="float" office:value="1363" calcext:value-type="float">
            <text:p>1363</text:p>
          </table:table-cell>
          <table:table-cell office:value-type="float" office:value="108" calcext:value-type="float">
            <text:p>108</text:p>
          </table:table-cell>
          <table:table-cell table:formula="of:=[.C24]/[.B24]" office:value-type="float" office:value="0.927210884353742" calcext:value-type="float">
            <text:p>0,92721088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06" calcext:value-type="float">
            <text:p>1606</text:p>
          </table:table-cell>
          <table:table-cell office:value-type="float" office:value="1494" calcext:value-type="float">
            <text:p>1494</text:p>
          </table:table-cell>
          <table:table-cell office:value-type="float" office:value="113" calcext:value-type="float">
            <text:p>113</text:p>
          </table:table-cell>
          <table:table-cell table:formula="of:=[.C25]/[.B25]" office:value-type="float" office:value="0.930261519302615" calcext:value-type="float">
            <text:p>0,93026151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48" calcext:value-type="float">
            <text:p>1748</text:p>
          </table:table-cell>
          <table:table-cell office:value-type="float" office:value="1631" calcext:value-type="float">
            <text:p>1631</text:p>
          </table:table-cell>
          <table:table-cell office:value-type="float" office:value="118" calcext:value-type="float">
            <text:p>118</text:p>
          </table:table-cell>
          <table:table-cell table:formula="of:=[.C26]/[.B26]" office:value-type="float" office:value="0.933066361556064" calcext:value-type="float">
            <text:p>0,93306636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6" calcext:value-type="float">
            <text:p>1896</text:p>
          </table:table-cell>
          <table:table-cell office:value-type="float" office:value="1774" calcext:value-type="float">
            <text:p>1774</text:p>
          </table:table-cell>
          <table:table-cell office:value-type="float" office:value="123" calcext:value-type="float">
            <text:p>123</text:p>
          </table:table-cell>
          <table:table-cell table:formula="of:=[.C27]/[.B27]" office:value-type="float" office:value="0.935654008438818" calcext:value-type="float">
            <text:p>0,93565400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office:value-type="float" office:value="1923" calcext:value-type="float">
            <text:p>1923</text:p>
          </table:table-cell>
          <table:table-cell office:value-type="float" office:value="128" calcext:value-type="float">
            <text:p>128</text:p>
          </table:table-cell>
          <table:table-cell table:formula="of:=[.C28]/[.B28]" office:value-type="float" office:value="0.938048780487805" calcext:value-type="float">
            <text:p>0,93804878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10" calcext:value-type="float">
            <text:p>2210</text:p>
          </table:table-cell>
          <table:table-cell office:value-type="float" office:value="2078" calcext:value-type="float">
            <text:p>2078</text:p>
          </table:table-cell>
          <table:table-cell office:value-type="float" office:value="133" calcext:value-type="float">
            <text:p>133</text:p>
          </table:table-cell>
          <table:table-cell table:formula="of:=[.C29]/[.B29]" office:value-type="float" office:value="0.94027149321267" calcext:value-type="float">
            <text:p>0,94027149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office:value-type="float" office:value="2239" calcext:value-type="float">
            <text:p>2239</text:p>
          </table:table-cell>
          <table:table-cell office:value-type="float" office:value="138" calcext:value-type="float">
            <text:p>138</text:p>
          </table:table-cell>
          <table:table-cell table:formula="of:=[.C30]/[.B30]" office:value-type="float" office:value="0.942340067340067" calcext:value-type="float">
            <text:p>0,94234006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48" calcext:value-type="float">
            <text:p>2548</text:p>
          </table:table-cell>
          <table:table-cell office:value-type="float" office:value="2406" calcext:value-type="float">
            <text:p>2406</text:p>
          </table:table-cell>
          <table:table-cell office:value-type="float" office:value="143" calcext:value-type="float">
            <text:p>143</text:p>
          </table:table-cell>
          <table:table-cell table:formula="of:=[.C31]/[.B31]" office:value-type="float" office:value="0.944270015698587" calcext:value-type="float">
            <text:p>0,94427001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6" calcext:value-type="float">
            <text:p>2726</text:p>
          </table:table-cell>
          <table:table-cell office:value-type="float" office:value="2579" calcext:value-type="float">
            <text:p>2579</text:p>
          </table:table-cell>
          <table:table-cell office:value-type="float" office:value="148" calcext:value-type="float">
            <text:p>148</text:p>
          </table:table-cell>
          <table:table-cell table:formula="of:=[.C32]/[.B32]" office:value-type="float" office:value="0.946074834922964" calcext:value-type="float">
            <text:p>0,94607483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10" calcext:value-type="float">
            <text:p>2910</text:p>
          </table:table-cell>
          <table:table-cell office:value-type="float" office:value="2758" calcext:value-type="float">
            <text:p>2758</text:p>
          </table:table-cell>
          <table:table-cell office:value-type="float" office:value="153" calcext:value-type="float">
            <text:p>153</text:p>
          </table:table-cell>
          <table:table-cell table:formula="of:=[.C33]/[.B33]" office:value-type="float" office:value="0.947766323024055" calcext:value-type="float">
            <text:p>0,9477663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" calcext:value-type="float">
            <text:p>3100</text:p>
          </table:table-cell>
          <table:table-cell office:value-type="float" office:value="2943" calcext:value-type="float">
            <text:p>2943</text:p>
          </table:table-cell>
          <table:table-cell office:value-type="float" office:value="158" calcext:value-type="float">
            <text:p>158</text:p>
          </table:table-cell>
          <table:table-cell table:formula="of:=[.C34]/[.B34]" office:value-type="float" office:value="0.949354838709677" calcext:value-type="float">
            <text:p>0,94935483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96" calcext:value-type="float">
            <text:p>3296</text:p>
          </table:table-cell>
          <table:table-cell office:value-type="float" office:value="3134" calcext:value-type="float">
            <text:p>3134</text:p>
          </table:table-cell>
          <table:table-cell office:value-type="float" office:value="163" calcext:value-type="float">
            <text:p>163</text:p>
          </table:table-cell>
          <table:table-cell table:formula="of:=[.C35]/[.B35]" office:value-type="float" office:value="0.950849514563107" calcext:value-type="float">
            <text:p>0,95084951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98" calcext:value-type="float">
            <text:p>3498</text:p>
          </table:table-cell>
          <table:table-cell office:value-type="float" office:value="3331" calcext:value-type="float">
            <text:p>3331</text:p>
          </table:table-cell>
          <table:table-cell office:value-type="float" office:value="168" calcext:value-type="float">
            <text:p>168</text:p>
          </table:table-cell>
          <table:table-cell table:formula="of:=[.C36]/[.B36]" office:value-type="float" office:value="0.952258433390509" calcext:value-type="float">
            <text:p>0,95225843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06" calcext:value-type="float">
            <text:p>3706</text:p>
          </table:table-cell>
          <table:table-cell office:value-type="float" office:value="3534" calcext:value-type="float">
            <text:p>3534</text:p>
          </table:table-cell>
          <table:table-cell office:value-type="float" office:value="173" calcext:value-type="float">
            <text:p>173</text:p>
          </table:table-cell>
          <table:table-cell table:formula="of:=[.C37]/[.B37]" office:value-type="float" office:value="0.953588774959525" calcext:value-type="float">
            <text:p>0,9535887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20" calcext:value-type="float">
            <text:p>3920</text:p>
          </table:table-cell>
          <table:table-cell office:value-type="float" office:value="3743" calcext:value-type="float">
            <text:p>3743</text:p>
          </table:table-cell>
          <table:table-cell office:value-type="float" office:value="178" calcext:value-type="float">
            <text:p>178</text:p>
          </table:table-cell>
          <table:table-cell table:formula="of:=[.C38]/[.B38]" office:value-type="float" office:value="0.95484693877551" calcext:value-type="float">
            <text:p>0,95484693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40" calcext:value-type="float">
            <text:p>4140</text:p>
          </table:table-cell>
          <table:table-cell office:value-type="float" office:value="3958" calcext:value-type="float">
            <text:p>3958</text:p>
          </table:table-cell>
          <table:table-cell office:value-type="float" office:value="183" calcext:value-type="float">
            <text:p>183</text:p>
          </table:table-cell>
          <table:table-cell table:formula="of:=[.C39]/[.B39]" office:value-type="float" office:value="0.956038647342995" calcext:value-type="float">
            <text:p>0,95603864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66" calcext:value-type="float">
            <text:p>4366</text:p>
          </table:table-cell>
          <table:table-cell office:value-type="float" office:value="4179" calcext:value-type="float">
            <text:p>4179</text:p>
          </table:table-cell>
          <table:table-cell office:value-type="float" office:value="188" calcext:value-type="float">
            <text:p>188</text:p>
          </table:table-cell>
          <table:table-cell table:formula="of:=[.C40]/[.B40]" office:value-type="float" office:value="0.95716903344022" calcext:value-type="float">
            <text:p>0,95716903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98" calcext:value-type="float">
            <text:p>4598</text:p>
          </table:table-cell>
          <table:table-cell office:value-type="float" office:value="4406" calcext:value-type="float">
            <text:p>4406</text:p>
          </table:table-cell>
          <table:table-cell office:value-type="float" office:value="193" calcext:value-type="float">
            <text:p>193</text:p>
          </table:table-cell>
          <table:table-cell table:formula="of:=[.C41]/[.B41]" office:value-type="float" office:value="0.958242714223575" calcext:value-type="float">
            <text:p>0,95824271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36" calcext:value-type="float">
            <text:p>4836</text:p>
          </table:table-cell>
          <table:table-cell office:value-type="float" office:value="4639" calcext:value-type="float">
            <text:p>4639</text:p>
          </table:table-cell>
          <table:table-cell office:value-type="float" office:value="198" calcext:value-type="float">
            <text:p>198</text:p>
          </table:table-cell>
          <table:table-cell table:formula="of:=[.C42]/[.B42]" office:value-type="float" office:value="0.959263854425145" calcext:value-type="float">
            <text:p>0,95926385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80" calcext:value-type="float">
            <text:p>5080</text:p>
          </table:table-cell>
          <table:table-cell office:value-type="float" office:value="4878" calcext:value-type="float">
            <text:p>4878</text:p>
          </table:table-cell>
          <table:table-cell office:value-type="float" office:value="203" calcext:value-type="float">
            <text:p>203</text:p>
          </table:table-cell>
          <table:table-cell table:formula="of:=[.C43]/[.B43]" office:value-type="float" office:value="0.960236220472441" calcext:value-type="float">
            <text:p>0,96023622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30" calcext:value-type="float">
            <text:p>5330</text:p>
          </table:table-cell>
          <table:table-cell office:value-type="float" office:value="5123" calcext:value-type="float">
            <text:p>5123</text:p>
          </table:table-cell>
          <table:table-cell office:value-type="float" office:value="208" calcext:value-type="float">
            <text:p>208</text:p>
          </table:table-cell>
          <table:table-cell table:formula="of:=[.C44]/[.B44]" office:value-type="float" office:value="0.961163227016885" calcext:value-type="float">
            <text:p>0,9611632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86" calcext:value-type="float">
            <text:p>5586</text:p>
          </table:table-cell>
          <table:table-cell office:value-type="float" office:value="5374" calcext:value-type="float">
            <text:p>5374</text:p>
          </table:table-cell>
          <table:table-cell office:value-type="float" office:value="213" calcext:value-type="float">
            <text:p>213</text:p>
          </table:table-cell>
          <table:table-cell table:formula="of:=[.C45]/[.B45]" office:value-type="float" office:value="0.962047977085571" calcext:value-type="float">
            <text:p>0,96204797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48" calcext:value-type="float">
            <text:p>5848</text:p>
          </table:table-cell>
          <table:table-cell office:value-type="float" office:value="5631" calcext:value-type="float">
            <text:p>5631</text:p>
          </table:table-cell>
          <table:table-cell office:value-type="float" office:value="218" calcext:value-type="float">
            <text:p>218</text:p>
          </table:table-cell>
          <table:table-cell table:formula="of:=[.C46]/[.B46]" office:value-type="float" office:value="0.962893296853625" calcext:value-type="float">
            <text:p>0,96289329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16" calcext:value-type="float">
            <text:p>6116</text:p>
          </table:table-cell>
          <table:table-cell office:value-type="float" office:value="5894" calcext:value-type="float">
            <text:p>5894</text:p>
          </table:table-cell>
          <table:table-cell office:value-type="float" office:value="223" calcext:value-type="float">
            <text:p>223</text:p>
          </table:table-cell>
          <table:table-cell table:formula="of:=[.C47]/[.B47]" office:value-type="float" office:value="0.963701765860039" calcext:value-type="float">
            <text:p>0,96370176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90" calcext:value-type="float">
            <text:p>6390</text:p>
          </table:table-cell>
          <table:table-cell office:value-type="float" office:value="6163" calcext:value-type="float">
            <text:p>6163</text:p>
          </table:table-cell>
          <table:table-cell office:value-type="float" office:value="228" calcext:value-type="float">
            <text:p>228</text:p>
          </table:table-cell>
          <table:table-cell table:formula="of:=[.C48]/[.B48]" office:value-type="float" office:value="0.964475743348983" calcext:value-type="float">
            <text:p>0,96447574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70" calcext:value-type="float">
            <text:p>6670</text:p>
          </table:table-cell>
          <table:table-cell office:value-type="float" office:value="6438" calcext:value-type="float">
            <text:p>6438</text:p>
          </table:table-cell>
          <table:table-cell office:value-type="float" office:value="233" calcext:value-type="float">
            <text:p>233</text:p>
          </table:table-cell>
          <table:table-cell table:formula="of:=[.C49]/[.B49]" office:value-type="float" office:value="0.965217391304348" calcext:value-type="float">
            <text:p>0,96521739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956" calcext:value-type="float">
            <text:p>6956</text:p>
          </table:table-cell>
          <table:table-cell office:value-type="float" office:value="6719" calcext:value-type="float">
            <text:p>6719</text:p>
          </table:table-cell>
          <table:table-cell office:value-type="float" office:value="238" calcext:value-type="float">
            <text:p>238</text:p>
          </table:table-cell>
          <table:table-cell table:formula="of:=[.C50]/[.B50]" office:value-type="float" office:value="0.965928694652099" calcext:value-type="float">
            <text:p>0,96592869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48" calcext:value-type="float">
            <text:p>7248</text:p>
          </table:table-cell>
          <table:table-cell office:value-type="float" office:value="7006" calcext:value-type="float">
            <text:p>7006</text:p>
          </table:table-cell>
          <table:table-cell office:value-type="float" office:value="243" calcext:value-type="float">
            <text:p>243</text:p>
          </table:table-cell>
          <table:table-cell table:formula="of:=[.C51]/[.B51]" office:value-type="float" office:value="0.966611479028698" calcext:value-type="float">
            <text:p>0,9666114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46" calcext:value-type="float">
            <text:p>7546</text:p>
          </table:table-cell>
          <table:table-cell office:value-type="float" office:value="7299" calcext:value-type="float">
            <text:p>7299</text:p>
          </table:table-cell>
          <table:table-cell office:value-type="float" office:value="248" calcext:value-type="float">
            <text:p>248</text:p>
          </table:table-cell>
          <table:table-cell table:formula="of:=[.C52]/[.B52]" office:value-type="float" office:value="0.9672674264511" calcext:value-type="float">
            <text:p>0,9672674265</text:p>
          </table:table-cell>
        </table:table-row>
      </table:table>
      <table:table table:name="odd data" table:style-name="ta1">
        <table:table-column table:style-name="co1" table:default-cell-style-name="ce1"/>
        <table:table-row table:style-name="ro1">
          <table:table-cell office:value-type="string" calcext:value-type="string">
            <text:p>0001010001</text:p>
          </table:table-cell>
        </table:table-row>
        <table:table-row table:style-name="ro1">
          <table:table-cell office:value-type="string" calcext:value-type="string">
            <text:p>00010100010000010001000001</text:p>
          </table:table-cell>
        </table:table-row>
        <table:table-row table:style-name="ro1">
          <table:table-cell office:value-type="string" calcext:value-type="string">
            <text:p>0001010001000001000100000100000001000001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0000000000000000000000000000000000000000000000000000000000010000000000000000000000000000000000000000000000000000000001000000000000000000000000000000000000000000000000000000000001</text:p>
          </table:table-cell>
        </table:table-row>
        <table:table-row table:style-name="ro1" table:number-rows-repeated="1048546">
          <table:table-cell/>
        </table:table-row>
        <table:table-row table:style-name="ro1">
          <table:table-cell/>
        </table:table-row>
      </table:table>
      <table:table table:name="fibo" table:style-name="ta1">
        <table:table-column table:style-name="co1" table:default-cell-style-name="ce1"/>
        <table:table-row table:style-name="ro1"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10010</text:p>
          </table:table-cell>
        </table:table-row>
        <table:table-row table:style-name="ro1">
          <table:table-cell office:value-type="string" calcext:value-type="string">
            <text:p>101010010001000100</text:p>
          </table:table-cell>
        </table:table-row>
        <table:table-row table:style-name="ro1">
          <table:table-cell office:value-type="string" calcext:value-type="string">
            <text:p>1010100100010001000001000001000</text:p>
          </table:table-cell>
        </table:table-row>
        <table:table-row table:style-name="ro1">
          <table:table-cell office:value-type="string" calcext:value-type="string">
            <text:p>1010100100010001000001000001000000001000000001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</table:table-row>
        <table:table-row table:style-name="ro1">
          <table:table-cell office:value-type="string" calcext:value-type="string">
            <text:p>10101001000100010000010000010000000010000000010000000000000100000000000001000000000000000000000100000000000000000000010000000000000000000000000000000000100000000000000000000000000000000001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fibo data" table:style-name="ta1">
        <table:shapes>
          <draw:frame draw:z-index="0" draw:style-name="gr1" draw:text-style-name="P1" svg:width="159.99mm" svg:height="89.99mm" svg:x="135.09mm" svg:y="11.36mm">
            <loext:p draw:notify-on-update-of-ranges="'fibo data'.A2:'fibo data'.A2 'fibo data'.A3:'fibo data'.A18 'fibo data'.E2:'fibo data'.E2 'fibo data'.E3:'fibo data'.E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4] /[.B4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C5] /[.B5]" office:value-type="float" office:value="0.555555555555556" calcext:value-type="float">
            <text:p>0,5555555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 [.C6] /[.B6]" office:value-type="float" office:value="0.555555555555556" calcext:value-type="float">
            <text:p>0,55555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 [.C7] /[.B7]" office:value-type="float" office:value="0.548387096774194" calcext:value-type="float">
            <text:p>0,548387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 [.C8] /[.B8]" office:value-type="float" office:value="0.549019607843137" calcext:value-type="float">
            <text:p>0,5490196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 [.C9] /[.B9]" office:value-type="float" office:value="0.536585365853659" calcext:value-type="float">
            <text:p>0,53658536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formula="of:= [.C10] /[.B10]" office:value-type="float" office:value="0.534351145038168" calcext:value-type="float">
            <text:p>0,534351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formula="of:= [.C11] /[.B11]" office:value-type="float" office:value="0.535885167464115" calcext:value-type="float">
            <text:p>0,53588516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table:formula="of:= [.C12] /[.B12]" office:value-type="float" office:value="0.532934131736527" calcext:value-type="float">
            <text:p>0,53293413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285" calcext:value-type="float">
            <text:p>285</text:p>
          </table:table-cell>
          <table:table-cell office:value-type="float" office:value="251" calcext:value-type="float">
            <text:p>251</text:p>
          </table:table-cell>
          <table:table-cell table:formula="of:= [.C13] /[.B13]" office:value-type="float" office:value="0.532710280373832" calcext:value-type="float">
            <text:p>0,5327102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9" calcext:value-type="float">
            <text:p>859</text:p>
          </table:table-cell>
          <table:table-cell office:value-type="float" office:value="458" calcext:value-type="float">
            <text:p>458</text:p>
          </table:table-cell>
          <table:table-cell office:value-type="float" office:value="402" calcext:value-type="float">
            <text:p>402</text:p>
          </table:table-cell>
          <table:table-cell table:formula="of:= [.C14] /[.B14]" office:value-type="float" office:value="0.533178114086147" calcext:value-type="float">
            <text:p>0,5331781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2" calcext:value-type="float">
            <text:p>1382</text:p>
          </table:table-cell>
          <table:table-cell office:value-type="float" office:value="736" calcext:value-type="float">
            <text:p>736</text:p>
          </table:table-cell>
          <table:table-cell office:value-type="float" office:value="647" calcext:value-type="float">
            <text:p>647</text:p>
          </table:table-cell>
          <table:table-cell table:formula="of:= [.C15] /[.B15]" office:value-type="float" office:value="0.532561505065123" calcext:value-type="float">
            <text:p>0,5325615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27" calcext:value-type="float">
            <text:p>2227</text:p>
          </table:table-cell>
          <table:table-cell office:value-type="float" office:value="1186" calcext:value-type="float">
            <text:p>1186</text:p>
          </table:table-cell>
          <table:table-cell office:value-type="float" office:value="1042" calcext:value-type="float">
            <text:p>1042</text:p>
          </table:table-cell>
          <table:table-cell table:formula="of:= [.C16] /[.B16]" office:value-type="float" office:value="0.532555006735519" calcext:value-type="float">
            <text:p>0,53255500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93" calcext:value-type="float">
            <text:p>3593</text:p>
          </table:table-cell>
          <table:table-cell office:value-type="float" office:value="1914" calcext:value-type="float">
            <text:p>1914</text:p>
          </table:table-cell>
          <table:table-cell office:value-type="float" office:value="1680" calcext:value-type="float">
            <text:p>1680</text:p>
          </table:table-cell>
          <table:table-cell table:formula="of:= [.C17] /[.B17]" office:value-type="float" office:value="0.532702477038686" calcext:value-type="float">
            <text:p>0,532702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2" calcext:value-type="float">
            <text:p>5802</text:p>
          </table:table-cell>
          <table:table-cell office:value-type="float" office:value="3090" calcext:value-type="float">
            <text:p>3090</text:p>
          </table:table-cell>
          <table:table-cell office:value-type="float" office:value="2713" calcext:value-type="float">
            <text:p>2713</text:p>
          </table:table-cell>
          <table:table-cell table:formula="of:= [.C18] /[.B18]" office:value-type="float" office:value="0.532574974146846" calcext:value-type="float">
            <text:p>0,5325749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-00-00</text:date>, <text:time style:data-style-name="N2" text:time-value="09:48:15.133797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17:27.066486253</meta:creation-date>
    <meta:generator>LibreOffice/5.1.6.2$Linux_X86_64 LibreOffice_project/10m0$Build-2</meta:generator>
    <dc:date>2017-07-10T10:11:20.535936745</dc:date>
    <meta:editing-duration>PT1H47M26S</meta:editing-duration>
    <meta:editing-cycles>31</meta:editing-cycles>
    <meta:document-statistic meta:table-count="10" meta:cell-count="243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454cm" style:legend-expansion="high" chart:style-name="ch2"/>
        <chart:plot-area chart:style-name="ch3" table:cell-range-address="data.A4:data.D105" chart:data-source-has-labels="row" svg:x="0.32cm" svg:y="0.18cm" svg:width="13.652cm" svg:height="8.64cm">
          <chartooo:coordinate-region svg:x="1.312cm" svg:y="0.301cm" svg:width="12.33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A5:data.A105" chart:label-cell-address="data.A4:data.A4" chart:class="chart:line">
            <chart:data-point chart:repeated="101"/>
          </chart:series>
          <chart:series chart:style-name="ch7" chart:values-cell-range-address="data.B5:data.B105" chart:label-cell-address="data.B4:data.B4" chart:class="chart:line">
            <chart:data-point chart:repeated="101"/>
          </chart:series>
          <chart:series chart:style-name="ch8" chart:values-cell-range-address="data.C5:data.C105" chart:label-cell-address="data.C4:data.C4" chart:class="chart:line">
            <chart:data-point chart:repeated="101"/>
          </chart:series>
          <chart:series chart:style-name="ch9" chart:values-cell-range-address="data.D5:data.D105" chart:label-cell-address="data.D4:data.D4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ata.A4:data.A4</svg:desc>
                </draw:g>
              </table:table-cell>
              <table:table-cell office:value-type="string">
                <text:p>len</text:p>
                <draw:g>
                  <svg:desc>data.B4:data.B4</svg:desc>
                </draw:g>
              </table:table-cell>
              <table:table-cell office:value-type="string">
                <text:p>sq</text:p>
                <draw:g>
                  <svg:desc>data.C4:data.C4</svg:desc>
                </draw:g>
              </table:table-cell>
              <table:table-cell office:value-type="string">
                <text:p>defect</text:p>
                <draw:g>
                  <svg:desc>data.D4:data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5:data.A105</svg:desc>
                </draw:g>
              </table:table-cell>
              <table:table-cell office:value-type="float" office:value="0">
                <text:p>0</text:p>
                <draw:g>
                  <svg:desc>data.B5:data.B105</svg:desc>
                </draw:g>
              </table:table-cell>
              <table:table-cell office:value-type="float" office:value="1">
                <text:p>1</text:p>
                <draw:g>
                  <svg:desc>data.C5:data.C105</svg:desc>
                </draw:g>
              </table:table-cell>
              <table:table-cell office:value-type="float" office:value="0">
                <text:p>0</text:p>
                <draw:g>
                  <svg:desc>data.D5:data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188">
                <text:p>1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3">
                <text:p>253</text:p>
              </table:table-cell>
              <table:table-cell office:value-type="float" office:value="224">
                <text:p>2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94">
                <text:p>294</text:p>
              </table:table-cell>
              <table:table-cell office:value-type="float" office:value="262">
                <text:p>2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8">
                <text:p>338</text:p>
              </table:table-cell>
              <table:table-cell office:value-type="float" office:value="304">
                <text:p>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5">
                <text:p>385</text:p>
              </table:table-cell>
              <table:table-cell office:value-type="float" office:value="348">
                <text:p>3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35">
                <text:p>435</text:p>
              </table:table-cell>
              <table:table-cell office:value-type="float" office:value="396">
                <text:p>3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88">
                <text:p>488</text:p>
              </table:table-cell>
              <table:table-cell office:value-type="float" office:value="446">
                <text:p>4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44">
                <text:p>544</text:p>
              </table:table-cell>
              <table:table-cell office:value-type="float" office:value="500">
                <text:p>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03">
                <text:p>603</text:p>
              </table:table-cell>
              <table:table-cell office:value-type="float" office:value="556">
                <text:p>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5">
                <text:p>665</text:p>
              </table:table-cell>
              <table:table-cell office:value-type="float" office:value="616">
                <text:p>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30">
                <text:p>730</text:p>
              </table:table-cell>
              <table:table-cell office:value-type="float" office:value="678">
                <text:p>6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98">
                <text:p>798</text:p>
              </table:table-cell>
              <table:table-cell office:value-type="float" office:value="744">
                <text:p>7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9">
                <text:p>869</text:p>
              </table:table-cell>
              <table:table-cell office:value-type="float" office:value="812">
                <text:p>8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43">
                <text:p>943</text:p>
              </table:table-cell>
              <table:table-cell office:value-type="float" office:value="884">
                <text:p>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958">
                <text:p>9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00">
                <text:p>1100</text:p>
              </table:table-cell>
              <table:table-cell office:value-type="float" office:value="1036">
                <text:p>10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83">
                <text:p>1183</text:p>
              </table:table-cell>
              <table:table-cell office:value-type="float" office:value="1116">
                <text:p>1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69">
                <text:p>1269</text:p>
              </table:table-cell>
              <table:table-cell office:value-type="float" office:value="1200">
                <text:p>1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58">
                <text:p>1358</text:p>
              </table:table-cell>
              <table:table-cell office:value-type="float" office:value="1286">
                <text:p>12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1376">
                <text:p>13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45">
                <text:p>1545</text:p>
              </table:table-cell>
              <table:table-cell office:value-type="float" office:value="1468">
                <text:p>14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43">
                <text:p>1643</text:p>
              </table:table-cell>
              <table:table-cell office:value-type="float" office:value="1564">
                <text:p>15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44">
                <text:p>1744</text:p>
              </table:table-cell>
              <table:table-cell office:value-type="float" office:value="1662">
                <text:p>16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48">
                <text:p>1848</text:p>
              </table:table-cell>
              <table:table-cell office:value-type="float" office:value="1764">
                <text:p>17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55">
                <text:p>1955</text:p>
              </table:table-cell>
              <table:table-cell office:value-type="float" office:value="1868">
                <text:p>18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65">
                <text:p>2065</text:p>
              </table:table-cell>
              <table:table-cell office:value-type="float" office:value="1976">
                <text:p>19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78">
                <text:p>2178</text:p>
              </table:table-cell>
              <table:table-cell office:value-type="float" office:value="2086">
                <text:p>20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94">
                <text:p>2294</text:p>
              </table:table-cell>
              <table:table-cell office:value-type="float" office:value="2200">
                <text:p>2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3">
                <text:p>2413</text:p>
              </table:table-cell>
              <table:table-cell office:value-type="float" office:value="2316">
                <text:p>23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35">
                <text:p>2535</text:p>
              </table:table-cell>
              <table:table-cell office:value-type="float" office:value="2436">
                <text:p>2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60">
                <text:p>2660</text:p>
              </table:table-cell>
              <table:table-cell office:value-type="float" office:value="2558">
                <text:p>25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88">
                <text:p>2788</text:p>
              </table:table-cell>
              <table:table-cell office:value-type="float" office:value="2684">
                <text:p>26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19">
                <text:p>2919</text:p>
              </table:table-cell>
              <table:table-cell office:value-type="float" office:value="2812">
                <text:p>28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053">
                <text:p>3053</text:p>
              </table:table-cell>
              <table:table-cell office:value-type="float" office:value="2944">
                <text:p>29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190">
                <text:p>3190</text:p>
              </table:table-cell>
              <table:table-cell office:value-type="float" office:value="3078">
                <text:p>30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330">
                <text:p>3330</text:p>
              </table:table-cell>
              <table:table-cell office:value-type="float" office:value="3216">
                <text:p>3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73">
                <text:p>3473</text:p>
              </table:table-cell>
              <table:table-cell office:value-type="float" office:value="3356">
                <text:p>33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768">
                <text:p>3768</text:p>
              </table:table-cell>
              <table:table-cell office:value-type="float" office:value="3646">
                <text:p>36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920">
                <text:p>3920</text:p>
              </table:table-cell>
              <table:table-cell office:value-type="float" office:value="3796">
                <text:p>37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075">
                <text:p>4075</text:p>
              </table:table-cell>
              <table:table-cell office:value-type="float" office:value="3948">
                <text:p>39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233">
                <text:p>4233</text:p>
              </table:table-cell>
              <table:table-cell office:value-type="float" office:value="4104">
                <text:p>41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394">
                <text:p>4394</text:p>
              </table:table-cell>
              <table:table-cell office:value-type="float" office:value="4262">
                <text:p>42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558">
                <text:p>4558</text:p>
              </table:table-cell>
              <table:table-cell office:value-type="float" office:value="4424">
                <text:p>44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725">
                <text:p>4725</text:p>
              </table:table-cell>
              <table:table-cell office:value-type="float" office:value="4588">
                <text:p>45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95">
                <text:p>4895</text:p>
              </table:table-cell>
              <table:table-cell office:value-type="float" office:value="4756">
                <text:p>47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068">
                <text:p>5068</text:p>
              </table:table-cell>
              <table:table-cell office:value-type="float" office:value="4926">
                <text:p>49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244">
                <text:p>5244</text:p>
              </table:table-cell>
              <table:table-cell office:value-type="float" office:value="5100">
                <text:p>5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423">
                <text:p>5423</text:p>
              </table:table-cell>
              <table:table-cell office:value-type="float" office:value="5276">
                <text:p>52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605">
                <text:p>5605</text:p>
              </table:table-cell>
              <table:table-cell office:value-type="float" office:value="5456">
                <text:p>5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790">
                <text:p>5790</text:p>
              </table:table-cell>
              <table:table-cell office:value-type="float" office:value="5638">
                <text:p>56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78">
                <text:p>5978</text:p>
              </table:table-cell>
              <table:table-cell office:value-type="float" office:value="5824">
                <text:p>58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69">
                <text:p>6169</text:p>
              </table:table-cell>
              <table:table-cell office:value-type="float" office:value="6012">
                <text:p>60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63">
                <text:p>6363</text:p>
              </table:table-cell>
              <table:table-cell office:value-type="float" office:value="6204">
                <text:p>62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60">
                <text:p>6560</text:p>
              </table:table-cell>
              <table:table-cell office:value-type="float" office:value="6398">
                <text:p>63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60">
                <text:p>6760</text:p>
              </table:table-cell>
              <table:table-cell office:value-type="float" office:value="6596">
                <text:p>65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963">
                <text:p>6963</text:p>
              </table:table-cell>
              <table:table-cell office:value-type="float" office:value="6796">
                <text:p>67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169">
                <text:p>7169</text:p>
              </table:table-cell>
              <table:table-cell office:value-type="float" office:value="7000">
                <text:p>7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78">
                <text:p>7378</text:p>
              </table:table-cell>
              <table:table-cell office:value-type="float" office:value="7206">
                <text:p>72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590">
                <text:p>7590</text:p>
              </table:table-cell>
              <table:table-cell office:value-type="float" office:value="7416">
                <text:p>74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805">
                <text:p>7805</text:p>
              </table:table-cell>
              <table:table-cell office:value-type="float" office:value="7628">
                <text:p>76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023">
                <text:p>8023</text:p>
              </table:table-cell>
              <table:table-cell office:value-type="float" office:value="7844">
                <text:p>7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244">
                <text:p>8244</text:p>
              </table:table-cell>
              <table:table-cell office:value-type="float" office:value="8062">
                <text:p>806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68">
                <text:p>8468</text:p>
              </table:table-cell>
              <table:table-cell office:value-type="float" office:value="8284">
                <text:p>82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95">
                <text:p>8695</text:p>
              </table:table-cell>
              <table:table-cell office:value-type="float" office:value="8508">
                <text:p>85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925">
                <text:p>8925</text:p>
              </table:table-cell>
              <table:table-cell office:value-type="float" office:value="8736">
                <text:p>87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58">
                <text:p>9158</text:p>
              </table:table-cell>
              <table:table-cell office:value-type="float" office:value="8966">
                <text:p>896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394">
                <text:p>9394</text:p>
              </table:table-cell>
              <table:table-cell office:value-type="float" office:value="9200">
                <text:p>9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633">
                <text:p>9633</text:p>
              </table:table-cell>
              <table:table-cell office:value-type="float" office:value="9436">
                <text:p>94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875">
                <text:p>9875</text:p>
              </table:table-cell>
              <table:table-cell office:value-type="float" office:value="9676">
                <text:p>96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120">
                <text:p>10120</text:p>
              </table:table-cell>
              <table:table-cell office:value-type="float" office:value="9918">
                <text:p>99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368">
                <text:p>10368</text:p>
              </table:table-cell>
              <table:table-cell office:value-type="float" office:value="10164">
                <text:p>101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619">
                <text:p>10619</text:p>
              </table:table-cell>
              <table:table-cell office:value-type="float" office:value="10412">
                <text:p>1041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873">
                <text:p>10873</text:p>
              </table:table-cell>
              <table:table-cell office:value-type="float" office:value="10664">
                <text:p>106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130">
                <text:p>11130</text:p>
              </table:table-cell>
              <table:table-cell office:value-type="float" office:value="10918">
                <text:p>1091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390">
                <text:p>11390</text:p>
              </table:table-cell>
              <table:table-cell office:value-type="float" office:value="11176">
                <text:p>1117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653">
                <text:p>11653</text:p>
              </table:table-cell>
              <table:table-cell office:value-type="float" office:value="11436">
                <text:p>1143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1919">
                <text:p>11919</text:p>
              </table:table-cell>
              <table:table-cell office:value-type="float" office:value="11700">
                <text:p>117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188">
                <text:p>12188</text:p>
              </table:table-cell>
              <table:table-cell office:value-type="float" office:value="11966">
                <text:p>1196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460">
                <text:p>12460</text:p>
              </table:table-cell>
              <table:table-cell office:value-type="float" office:value="12236">
                <text:p>12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2735">
                <text:p>12735</text:p>
              </table:table-cell>
              <table:table-cell office:value-type="float" office:value="12508">
                <text:p>125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013">
                <text:p>13013</text:p>
              </table:table-cell>
              <table:table-cell office:value-type="float" office:value="12784">
                <text:p>1278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294">
                <text:p>13294</text:p>
              </table:table-cell>
              <table:table-cell office:value-type="float" office:value="13062">
                <text:p>1306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578">
                <text:p>13578</text:p>
              </table:table-cell>
              <table:table-cell office:value-type="float" office:value="13344">
                <text:p>133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865">
                <text:p>13865</text:p>
              </table:table-cell>
              <table:table-cell office:value-type="float" office:value="13628">
                <text:p>136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155">
                <text:p>14155</text:p>
              </table:table-cell>
              <table:table-cell office:value-type="float" office:value="13916">
                <text:p>139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448">
                <text:p>14448</text:p>
              </table:table-cell>
              <table:table-cell office:value-type="float" office:value="14206">
                <text:p>1420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744">
                <text:p>14744</text:p>
              </table:table-cell>
              <table:table-cell office:value-type="float" office:value="14500">
                <text:p>145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5043">
                <text:p>15043</text:p>
              </table:table-cell>
              <table:table-cell office:value-type="float" office:value="14796">
                <text:p>1479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5345">
                <text:p>15345</text:p>
              </table:table-cell>
              <table:table-cell office:value-type="float" office:value="15096">
                <text:p>150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5650">
                <text:p>15650</text:p>
              </table:table-cell>
              <table:table-cell office:value-type="float" office:value="15398">
                <text:p>15398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952cm" style:legend-expansion="high" chart:style-name="ch2"/>
        <chart:plot-area chart:style-name="ch3" table:cell-range-address="defect.A2:defect.B103" chart:data-source-has-labels="row" svg:x="0.32cm" svg:y="0.18cm" svg:width="13.652cm" svg:height="8.64cm">
          <chartooo:coordinate-region svg:x="1.127cm" svg:y="0.301cm" svg:width="12.7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ect.A3:defect.A103" chart:label-cell-address="defect.A2:defect.A2" chart:class="chart:line">
            <chart:data-point chart:repeated="101"/>
          </chart:series>
          <chart:series chart:style-name="ch7" chart:values-cell-range-address="defect.B3:defect.B103" chart:label-cell-address="defect.B2:defect.B2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efect.A2:defect.A2</svg:desc>
                </draw:g>
              </table:table-cell>
              <table:table-cell office:value-type="string">
                <text:p>defect</text:p>
                <draw:g>
                  <svg:desc>defect.B2:defec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fect.A3:defect.A103</svg:desc>
                </draw:g>
              </table:table-cell>
              <table:table-cell office:value-type="float" office:value="0">
                <text:p>0</text:p>
                <draw:g>
                  <svg:desc>defect.B3:defect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5cm" svg:y="3.952cm" style:legend-expansion="high" chart:style-name="ch2"/>
        <chart:plot-area chart:style-name="ch3" table:cell-range-address="'sq density'.A2:'sq density'.A103 'sq density'.D2:'sq density'.D103" chart:data-source-has-labels="row" svg:x="0.32cm" svg:y="0.18cm" svg:width="12.435cm" svg:height="8.64cm">
          <chartooo:coordinate-region svg:x="1.188cm" svg:y="0.301cm" svg:width="11.426cm" svg:height="7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q density'.A3:'sq density'.A103" chart:label-cell-address="'sq density'.A2:'sq density'.A2" chart:class="chart:line">
            <chart:data-point chart:repeated="101"/>
          </chart:series>
          <chart:series chart:style-name="ch8" chart:values-cell-range-address="'sq density'.D3:'sq density'.D103" chart:label-cell-address="'sq density'.D2:'sq density'.D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sq density'.A2:'sq density'.A2</svg:desc>
                </draw:g>
              </table:table-cell>
              <table:table-cell office:value-type="string">
                <text:p>sq « density »</text:p>
                <draw:g>
                  <svg:desc>'sq density'.D2:'sq density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q density'.A3:'sq density'.A103</svg:desc>
                </draw:g>
              </table:table-cell>
              <table:table-cell office:value-type="float" office:value="NaN">
                <text:p>NaN</text:p>
                <draw:g>
                  <svg:desc>'sq density'.D3:'sq density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17204301075269">
                <text:p>0.81720430107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74418604651163">
                <text:p>0.874418604651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85375494071146">
                <text:p>0.885375494071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91156462585034">
                <text:p>0.891156462585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99408284023669">
                <text:p>0.899408284023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03896103896104">
                <text:p>0.903896103896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10344827586207">
                <text:p>0.910344827586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13934426229508">
                <text:p>0.91393442622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9117647058823">
                <text:p>0.919117647058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22056384742952">
                <text:p>0.922056384742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26315789473684">
                <text:p>0.926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28767123287671">
                <text:p>0.928767123287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32330827067669">
                <text:p>0.932330827067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34407364787112">
                <text:p>0.934407364787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37433722163309">
                <text:p>0.937433722163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3921568627451">
                <text:p>0.93921568627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41818181818182">
                <text:p>0.94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43364327979713">
                <text:p>0.943364327979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5626477541371">
                <text:p>0.945626477541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46980854197349">
                <text:p>0.946980854197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48965517241379">
                <text:p>0.948965517241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50161812297735">
                <text:p>0.950161812297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51917224589166">
                <text:p>0.951917224589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52981651376147">
                <text:p>0.952981651376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5498721227622">
                <text:p>0.955498721227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56900726392252">
                <text:p>0.956900726392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57759412304867">
                <text:p>0.957759412304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59023539668701">
                <text:p>0.959023539668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59801077496892">
                <text:p>0.959801077496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6094674556213">
                <text:p>0.96094674556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61654135338346">
                <text:p>0.961654135338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62697274031564">
                <text:p>0.962697274031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63343610825625">
                <text:p>0.96334361082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64297412381264">
                <text:p>0.964297412381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64890282131661">
                <text:p>0.964890282131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65765765765766">
                <text:p>0.965765765765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66311546213648">
                <text:p>0.9663115462136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67117988394584">
                <text:p>0.967117988394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67622080679405">
                <text:p>0.967622080679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68367346938775">
                <text:p>0.968367346938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68834355828221">
                <text:p>0.968834355828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69525159461375">
                <text:p>0.969525159461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69959035047792">
                <text:p>0.969959035047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70601140851251">
                <text:p>0.970601140851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71005291005291">
                <text:p>0.971005291005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71603677221655">
                <text:p>0.971603677221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71981057616417">
                <text:p>0.971981057616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72893232528121">
                <text:p>0.972893232528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73416592328278">
                <text:p>0.973416592328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73747841105354">
                <text:p>0.973747841105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7423887587822">
                <text:p>0.97423887587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74550170205868">
                <text:p>0.974550170205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75011786892975">
                <text:p>0.975011786892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7530487804878">
                <text:p>0.97530487804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75739644970414">
                <text:p>0.975739644970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76016085020824">
                <text:p>0.976016085020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76426279815874">
                <text:p>0.976426279815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76687449173218">
                <text:p>0.976687449173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77075098814229">
                <text:p>0.9770750988142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77322229340166">
                <text:p>0.977322229340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77689143711828">
                <text:p>0.977689143711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77923338185347">
                <text:p>0.977923338185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78271138403401">
                <text:p>0.978271138403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78493387004025">
                <text:p>0.978493387004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78823529411765">
                <text:p>0.978823529411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79034723738808">
                <text:p>0.979034723738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79348520332127">
                <text:p>0.979348520332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79549465379425">
                <text:p>0.979549465379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79848101265823">
                <text:p>0.979848101265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800395256917">
                <text:p>0.9800395256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80324074074074">
                <text:p>0.980324074074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80506639043224">
                <text:p>0.980506639043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80778074128575">
                <text:p>0.980778074128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80952380952381">
                <text:p>0.980952380952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81211589113257">
                <text:p>0.981211589113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81378185874882">
                <text:p>0.981378185874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1625975333501">
                <text:p>0.981625975333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81785362651789">
                <text:p>0.981785362651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82022471910112">
                <text:p>0.982022471910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82175107970161">
                <text:p>0.982175107970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82402213171444">
                <text:p>0.982402213171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82548518128479">
                <text:p>0.982548518128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82766239505082">
                <text:p>0.9827662395050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82906599350883">
                <text:p>0.982906599350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83115506888025">
                <text:p>0.983115506888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83250276854928">
                <text:p>0.98325027685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83450895279436">
                <text:p>0.983450895279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83580402845177">
                <text:p>0.983580402845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83773216031281">
                <text:p>0.983773216031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83897763578275">
                <text:p>0.983897763578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odd_exp.A2:odd_exp.A52 odd_exp.E2:odd_exp.E52" chart:data-source-has-labels="row" svg:x="0.374cm" svg:y="0.154cm" svg:width="12.991cm" svg:height="8.639cm">
          <chartooo:coordinate-region svg:x="1.101cm" svg:y="0.354cm" svg:width="12.077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dd_exp.E3:odd_exp.E52" chart:label-cell-address="odd_exp.E2:odd_exp.E2" chart:class="chart:scatter">
            <chart:domain table:cell-range-address="odd_exp.A3:odd_exp.A52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nb sq / len</text:p>
                <draw:g>
                  <svg:desc>odd_exp.E2:odd_exp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dd_exp.A3:odd_exp.A52</svg:desc>
                </draw:g>
              </table:table-cell>
              <table:table-cell office:value-type="float" office:value="NaN">
                <text:p>NaN</text:p>
                <draw:g>
                  <svg:desc>odd_exp.E3:odd_exp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4545454545455">
                <text:p>0.75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11224489795918">
                <text:p>0.811224489795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4640522875817">
                <text:p>0.84640522875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5945945945946">
                <text:p>0.85945945945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70454545454546">
                <text:p>0.870454545454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7984496124031">
                <text:p>0.87984496124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87959866220736">
                <text:p>0.887959866220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95043731778426">
                <text:p>0.895043731778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01282051282051">
                <text:p>0.901282051282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06818181818182">
                <text:p>0.9068181818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1764705882353">
                <text:p>0.911764705882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16211293260474">
                <text:p>0.916211293260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20230263157895">
                <text:p>0.920230263157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23880597014925">
                <text:p>0.923880597014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27210884353742">
                <text:p>0.927210884353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30261519302615">
                <text:p>0.930261519302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33066361556064">
                <text:p>0.933066361556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35654008438818">
                <text:p>0.935654008438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38048780487805">
                <text:p>0.938048780487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4027149321267">
                <text:p>0.94027149321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2340067340067">
                <text:p>0.9423400673400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44270015698587">
                <text:p>0.944270015698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46074834922964">
                <text:p>0.946074834922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47766323024055">
                <text:p>0.947766323024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49354838709677">
                <text:p>0.949354838709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50849514563107">
                <text:p>0.950849514563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52258433390509">
                <text:p>0.952258433390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3588774959525">
                <text:p>0.953588774959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5484693877551">
                <text:p>0.95484693877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56038647342995">
                <text:p>0.956038647342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5716903344022">
                <text:p>0.957169033440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58242714223575">
                <text:p>0.958242714223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59263854425145">
                <text:p>0.959263854425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60236220472441">
                <text:p>0.9602362204724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61163227016885">
                <text:p>0.9611632270168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62047977085571">
                <text:p>0.962047977085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62893296853625">
                <text:p>0.962893296853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63701765860039">
                <text:p>0.963701765860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64475743348983">
                <text:p>0.964475743348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65217391304348">
                <text:p>0.965217391304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65928694652099">
                <text:p>0.96592869465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66611479028698">
                <text:p>0.966611479028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672674264511">
                <text:p>0.96726742645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'fibo data'.A2:'fibo data'.A18 'fibo data'.E2:'fibo data'.E18" chart:data-source-has-labels="row" svg:x="0.32cm" svg:y="0.18cm" svg:width="12.991cm" svg:height="8.64cm">
          <chartooo:coordinate-region svg:x="1.047cm" svg:y="0.38cm" svg:width="12.07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ibo data'.E3:'fibo data'.E18" chart:label-cell-address="'fibo data'.E2:'fibo data'.E2" chart:class="chart:scatter">
            <chart:domain table:cell-range-address="'fibo data'.A3:'fibo data'.A18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nb sq / len</text:p>
                <draw:g>
                  <svg:desc>'fibo data'.E2:'fibo data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bo data'.A3:'fibo data'.A18</svg:desc>
                </draw:g>
              </table:table-cell>
              <table:table-cell office:value-type="float" office:value="NaN">
                <text:p>NaN</text:p>
                <draw:g>
                  <svg:desc>'fibo data'.E3:'fibo data'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9019607843137">
                <text:p>0.54901960784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6585365853659">
                <text:p>0.536585365853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34351145038168">
                <text:p>0.534351145038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35885167464115">
                <text:p>0.53588516746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32934131736527">
                <text:p>0.53293413173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32710280373832">
                <text:p>0.532710280373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33178114086147">
                <text:p>0.533178114086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32561505065123">
                <text:p>0.532561505065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32555006735519">
                <text:p>0.532555006735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32702477038686">
                <text:p>0.5327024770386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32574974146846">
                <text:p>0.5325749741468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